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28.89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14.76mm"/>
    </style:style>
    <style:style style:name="co7" style:family="table-column">
      <style:table-column-properties fo:break-before="auto" style:column-width="9.1mm"/>
    </style:style>
    <style:style style:name="co8" style:family="table-column">
      <style:table-column-properties fo:break-before="auto" style:column-width="30.99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5.82mm"/>
    </style:style>
    <style:style style:name="co11" style:family="table-column">
      <style:table-column-properties fo:break-before="auto" style:column-width="16.74mm"/>
    </style:style>
    <style:style style:name="co12" style:family="table-column">
      <style:table-column-properties fo:break-before="auto" style:column-width="14.06mm"/>
    </style:style>
    <style:style style:name="co13" style:family="table-column">
      <style:table-column-properties fo:break-before="auto" style:column-width="19.33mm"/>
    </style:style>
    <style:style style:name="co14" style:family="table-column">
      <style:table-column-properties fo:break-before="auto" style:column-width="62.44mm"/>
    </style:style>
    <style:style style:name="co15" style:family="table-column">
      <style:table-column-properties fo:break-before="auto" style:column-width="52.71mm"/>
    </style:style>
    <style:style style:name="co16" style:family="table-column">
      <style:table-column-properties fo:break-before="auto" style:column-width="37.15mm"/>
    </style:style>
    <style:style style:name="co17" style:family="table-column">
      <style:table-column-properties fo:break-before="auto" style:column-width="34.03mm"/>
    </style:style>
    <style:style style:name="co18" style:family="table-column">
      <style:table-column-properties fo:break-before="auto" style:column-width="28.98mm"/>
    </style:style>
    <style:style style:name="co19" style:family="table-column">
      <style:table-column-properties fo:break-before="auto" style:column-width="41.42mm"/>
    </style:style>
    <style:style style:name="co20" style:family="table-column">
      <style:table-column-properties fo:break-before="auto" style:column-width="23.58mm"/>
    </style:style>
    <style:style style:name="co21" style:family="table-column">
      <style:table-column-properties fo:break-before="auto" style:column-width="35.3mm"/>
    </style:style>
    <style:style style:name="co22" style:family="table-column">
      <style:table-column-properties fo:break-before="auto" style:column-width="75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8ccfb7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8ccfb7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/>
      <style:text-properties fo:color="#ce181e"/>
    </style:style>
    <style:style style:name="ce33" style:family="table-cell" style:parent-style-name="Default">
      <style:table-cell-properties fo:border="0.06pt solid #000000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49" style:family="table-cell" style:parent-style-name="Default" style:data-style-name="N41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 style:data-style-name="N44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er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WG R1.0 </text:p>
          </table:table-cell>
          <table:table-cell office:value-type="string" calcext:value-type="string">
            <text:p>MC0.0 </text:p>
          </table:table-cell>
          <table:table-cell office:value-type="string" calcext:value-type="string">
            <text:p>AutoCAD Release 1.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.2 </text:p>
          </table:table-cell>
          <table:table-cell office:value-type="string" calcext:value-type="string">
            <text:p>AC1.2 </text:p>
          </table:table-cell>
          <table:table-cell office:value-type="string" calcext:value-type="string">
            <text:p>AutoCAD Release 1.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.40 </text:p>
          </table:table-cell>
          <table:table-cell office:value-type="string" calcext:value-type="string">
            <text:p>AC1.40 </text:p>
          </table:table-cell>
          <table:table-cell office:value-type="string" calcext:value-type="string">
            <text:p>AutoCAD Release 1.4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05 </text:p>
          </table:table-cell>
          <table:table-cell office:value-type="string" calcext:value-type="string">
            <text:p>AC1.50 </text:p>
          </table:table-cell>
          <table:table-cell office:value-type="string" calcext:value-type="string">
            <text:p>AutoCAD Release 2.0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10 </text:p>
          </table:table-cell>
          <table:table-cell office:value-type="string" calcext:value-type="string">
            <text:p>AC2.10 </text:p>
          </table:table-cell>
          <table:table-cell office:value-type="string" calcext:value-type="string">
            <text:p>AutoCAD Release 2.1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21 </text:p>
          </table:table-cell>
          <table:table-cell office:value-type="string" calcext:value-type="string">
            <text:p>AC2.21 </text:p>
          </table:table-cell>
          <table:table-cell office:value-type="string" calcext:value-type="string">
            <text:p>AutoCAD Release 2.2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22 </text:p>
          </table:table-cell>
          <table:table-cell office:value-type="string" calcext:value-type="string">
            <text:p>AC1001, AC2.22 </text:p>
          </table:table-cell>
          <table:table-cell office:value-type="string" calcext:value-type="string">
            <text:p>AutoCAD Release 2.2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50 </text:p>
          </table:table-cell>
          <table:table-cell office:value-type="string" calcext:value-type="string">
            <text:p>AC1002 </text:p>
          </table:table-cell>
          <table:table-cell office:value-type="string" calcext:value-type="string">
            <text:p>AutoCAD Release 2.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60 </text:p>
          </table:table-cell>
          <table:table-cell office:value-type="string" calcext:value-type="string">
            <text:p>AC1003 </text:p>
          </table:table-cell>
          <table:table-cell office:value-type="string" calcext:value-type="string">
            <text:p>AutoCAD Release 2.6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9 </text:p>
          </table:table-cell>
          <table:table-cell office:value-type="string" calcext:value-type="string">
            <text:p>AC1004 </text:p>
          </table:table-cell>
          <table:table-cell office:value-type="string" calcext:value-type="string">
            <text:p>AutoCAD Release 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0 </text:p>
          </table:table-cell>
          <table:table-cell office:value-type="string" calcext:value-type="string">
            <text:p>AC1006 </text:p>
          </table:table-cell>
          <table:table-cell office:value-type="string" calcext:value-type="string">
            <text:p>AutoCAD Release 1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1/12 </text:p>
          </table:table-cell>
          <table:table-cell office:value-type="string" calcext:value-type="string">
            <text:p>AC1009 </text:p>
          </table:table-cell>
          <table:table-cell office:value-type="string" calcext:value-type="string">
            <text:p>AutoCAD Release 11, AutoCAD Release 1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3 </text:p>
          </table:table-cell>
          <table:table-cell office:value-type="string" calcext:value-type="string">
            <text:p>AC1012 </text:p>
          </table:table-cell>
          <table:table-cell office:value-type="string" calcext:value-type="string">
            <text:p>AutoCAD Release 1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4 </text:p>
          </table:table-cell>
          <table:table-cell office:value-type="string" calcext:value-type="string">
            <text:p>AC1014 </text:p>
          </table:table-cell>
          <table:table-cell office:value-type="string" calcext:value-type="string">
            <text:p>AutoCAD Release 1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00 </text:p>
          </table:table-cell>
          <table:table-cell table:style-name="ce9" office:value-type="string" calcext:value-type="string">
            <text:p>AC1015</text:p>
          </table:table-cell>
          <table:table-cell office:value-type="string" calcext:value-type="string">
            <text:p>AutoCAD 2000, AutoCAD 2000i, AutoCAD 200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04 </text:p>
          </table:table-cell>
          <table:table-cell table:style-name="ce9" office:value-type="string" calcext:value-type="string">
            <text:p>AC1018 </text:p>
          </table:table-cell>
          <table:table-cell office:value-type="string" calcext:value-type="string">
            <text:p>AutoCAD 2004, AutoCAD 2005, AutoCAD 200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07 </text:p>
          </table:table-cell>
          <table:table-cell table:style-name="ce9" office:value-type="string" calcext:value-type="string">
            <text:p>AC1021 </text:p>
          </table:table-cell>
          <table:table-cell office:value-type="string" calcext:value-type="string">
            <text:p>AutoCAD 2007, AutoCAD 2008, AutoCAD 200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10 </text:p>
          </table:table-cell>
          <table:table-cell table:style-name="ce9" office:value-type="string" calcext:value-type="string">
            <text:p>AC1024 </text:p>
          </table:table-cell>
          <table:table-cell office:value-type="string" calcext:value-type="string">
            <text:p>AutoCAD 2010, AutoCAD 2011, AutoCAD 201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13 </text:p>
          </table:table-cell>
          <table:table-cell table:style-name="ce9" office:value-type="string" calcext:value-type="string">
            <text:p>AC1027 </text:p>
          </table:table-cell>
          <table:table-cell office:value-type="string" calcext:value-type="string">
            <text:p>AutoCAD 2013, AutoCAD 2014, AutoCAD 2015, AutoCAD 2016, AutoCAD 201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18 </text:p>
          </table:table-cell>
          <table:table-cell office:value-type="string" calcext:value-type="string">
            <text:p>AC1032 </text:p>
          </table:table-cell>
          <table:table-cell office:value-type="string" calcext:value-type="string">
            <text:p>AutoCAD 2018, AutoCAD 2019, AutoCAD 2020, AutoCAD 2021 </text:p>
          </table:table-cell>
        </table:table-row>
      </table:table>
      <table:table table:name="Objects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AD_PROXY_OBJECT</text:p>
          </table:table-cell>
        </table:table-row>
        <table:table-row table:style-name="ro1">
          <table:table-cell/>
          <table:table-cell office:value-type="string" calcext:value-type="string">
            <text:p>ACDBDICTIONARYWDFLT</text:p>
          </table:table-cell>
        </table:table-row>
        <table:table-row table:style-name="ro1">
          <table:table-cell/>
          <table:table-cell office:value-type="string" calcext:value-type="string">
            <text:p>ACDBPLACEHOLDER</text:p>
          </table:table-cell>
        </table:table-row>
        <table:table-row table:style-name="ro1">
          <table:table-cell/>
          <table:table-cell office:value-type="string" calcext:value-type="string">
            <text:p>ACDBNAVISWORKSMODELDEF</text:p>
          </table:table-cell>
        </table:table-row>
        <table:table-row table:style-name="ro1">
          <table:table-cell/>
          <table:table-cell office:value-type="string" calcext:value-type="string">
            <text:p>DATATABLE</text:p>
          </table:table-cell>
        </table:table-row>
        <table:table-row table:style-name="ro1">
          <table:table-cell/>
          <table:table-cell office:value-type="string" calcext:value-type="string">
            <text:p>DICTIONARY</text:p>
          </table:table-cell>
        </table:table-row>
        <table:table-row table:style-name="ro1">
          <table:table-cell/>
          <table:table-cell office:value-type="string" calcext:value-type="string">
            <text:p>DICTIONARYVAR</text:p>
          </table:table-cell>
        </table:table-row>
        <table:table-row table:style-name="ro1">
          <table:table-cell/>
          <table:table-cell office:value-type="string" calcext:value-type="string">
            <text:p>DIMASSOC</text:p>
          </table:table-cell>
        </table:table-row>
        <table:table-row table:style-name="ro1">
          <table:table-cell/>
          <table:table-cell office:value-type="string" calcext:value-type="string">
            <text:p>FIELD</text:p>
          </table:table-cell>
        </table:table-row>
        <table:table-row table:style-name="ro1">
          <table:table-cell/>
          <table:table-cell office:value-type="string" calcext:value-type="string">
            <text:p>GEODATA</text:p>
          </table:table-cell>
        </table:table-row>
        <table:table-row table:style-name="ro1">
          <table:table-cell/>
          <table:table-cell office:value-type="string" calcext:value-type="string">
            <text:p>GROUP</text:p>
          </table:table-cell>
        </table:table-row>
        <table:table-row table:style-name="ro1">
          <table:table-cell/>
          <table:table-cell office:value-type="string" calcext:value-type="string">
            <text:p>IDBUFFER</text:p>
          </table:table-cell>
        </table:table-row>
        <table:table-row table:style-name="ro1">
          <table:table-cell/>
          <table:table-cell office:value-type="string" calcext:value-type="string">
            <text:p>IMAGEDEF</text:p>
          </table:table-cell>
        </table:table-row>
        <table:table-row table:style-name="ro1">
          <table:table-cell/>
          <table:table-cell office:value-type="string" calcext:value-type="string">
            <text:p>IMAGEDEF_REACTOR</text:p>
          </table:table-cell>
        </table:table-row>
        <table:table-row table:style-name="ro1">
          <table:table-cell/>
          <table:table-cell office:value-type="string" calcext:value-type="string">
            <text:p>LAYER_INDEX</text:p>
          </table:table-cell>
        </table:table-row>
        <table:table-row table:style-name="ro1">
          <table:table-cell/>
          <table:table-cell office:value-type="string" calcext:value-type="string">
            <text:p>LAYER_FILTER</text:p>
          </table:table-cell>
        </table:table-row>
        <table:table-row table:style-name="ro1">
          <table:table-cell/>
          <table:table-cell office:value-type="string" calcext:value-type="string">
            <text:p>LAYOUT</text:p>
          </table:table-cell>
        </table:table-row>
        <table:table-row table:style-name="ro1">
          <table:table-cell/>
          <table:table-cell office:value-type="string" calcext:value-type="string">
            <text:p>LIGHTLIST</text:p>
          </table:table-cell>
        </table:table-row>
        <table:table-row table:style-name="ro1">
          <table:table-cell/>
          <table:table-cell office:value-type="string" calcext:value-type="string">
            <text:p>MATERIAL</text:p>
          </table:table-cell>
        </table:table-row>
        <table:table-row table:style-name="ro1">
          <table:table-cell/>
          <table:table-cell office:value-type="string" calcext:value-type="string">
            <text:p>MLINESTYLE</text:p>
          </table:table-cell>
        </table:table-row>
        <table:table-row table:style-name="ro1">
          <table:table-cell/>
          <table:table-cell office:value-type="string" calcext:value-type="string">
            <text:p>OBJECT_PTR</text:p>
          </table:table-cell>
        </table:table-row>
        <table:table-row table:style-name="ro1">
          <table:table-cell/>
          <table:table-cell office:value-type="string" calcext:value-type="string">
            <text:p>PLOTSETTINGS</text:p>
          </table:table-cell>
        </table:table-row>
        <table:table-row table:style-name="ro1">
          <table:table-cell/>
          <table:table-cell office:value-type="string" calcext:value-type="string">
            <text:p>RASTERVARIABLES</text:p>
          </table:table-cell>
        </table:table-row>
        <table:table-row table:style-name="ro1">
          <table:table-cell/>
          <table:table-cell office:value-type="string" calcext:value-type="string">
            <text:p>RENDER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</table:table-row>
        <table:table-row table:style-name="ro1">
          <table:table-cell/>
          <table:table-cell office:value-type="string" calcext:value-type="string">
            <text:p>SPATIAL_INDEX</text:p>
          </table:table-cell>
        </table:table-row>
        <table:table-row table:style-name="ro1">
          <table:table-cell/>
          <table:table-cell office:value-type="string" calcext:value-type="string">
            <text:p>SPATIAL_FILTER</text:p>
          </table:table-cell>
        </table:table-row>
        <table:table-row table:style-name="ro1">
          <table:table-cell/>
          <table:table-cell office:value-type="string" calcext:value-type="string">
            <text:p>SORTENTSTABLE</text:p>
          </table:table-cell>
        </table:table-row>
        <table:table-row table:style-name="ro1">
          <table:table-cell/>
          <table:table-cell office:value-type="string" calcext:value-type="string">
            <text:p>SUNSTUDY</text:p>
          </table:table-cell>
        </table:table-row>
        <table:table-row table:style-name="ro1">
          <table:table-cell/>
          <table:table-cell office:value-type="string" calcext:value-type="string">
            <text:p>TABLESTYLE</text:p>
          </table:table-cell>
        </table:table-row>
        <table:table-row table:style-name="ro1">
          <table:table-cell/>
          <table:table-cell office:value-type="string" calcext:value-type="string">
            <text:p>UNDERLAYDEFINITION</text:p>
          </table:table-cell>
        </table:table-row>
        <table:table-row table:style-name="ro1">
          <table:table-cell/>
          <table:table-cell office:value-type="string" calcext:value-type="string">
            <text:p>VISUALSTYLE</text:p>
          </table:table-cell>
        </table:table-row>
        <table:table-row table:style-name="ro1">
          <table:table-cell/>
          <table:table-cell office:value-type="string" calcext:value-type="string">
            <text:p>VBA_PROJECT</text:p>
          </table:table-cell>
        </table:table-row>
        <table:table-row table:style-name="ro1">
          <table:table-cell/>
          <table:table-cell office:value-type="string" calcext:value-type="string">
            <text:p>WIPEOUTVARIABLES</text:p>
          </table:table-cell>
        </table:table-row>
        <table:table-row table:style-name="ro1">
          <table:table-cell/>
          <table:table-cell office:value-type="string" calcext:value-type="string">
            <text:p>XRECORD</text:p>
          </table:table-cell>
        </table:table-row>
      </table:table>
      <table:table table:name="Entities" table:style-name="ta1"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0" table:default-cell-style-name="ce13"/>
        <table:table-column table:style-name="co12" table:number-columns-repeated="5" table:default-cell-style-name="ce13"/>
        <table:table-column table:style-name="co1" table:number-columns-repeated="2" table:default-cell-style-name="Default"/>
        <table:table-row table:style-name="ro1">
          <table:table-cell table:style-name="ce3"/>
          <table:table-cell table:style-name="ce2" office:value-type="string" calcext:value-type="string" table:number-columns-spanned="6" table:number-rows-spanned="1">
            <text:p>Commons</text:p>
          </table:table-cell>
          <table:covered-table-cell/>
          <table:covered-table-cell table:number-columns-repeated="4" table:style-name="ce14"/>
          <table:table-cell table:style-name="ce7" office:value-type="string" calcext:value-type="string" table:number-columns-spanned="5" table:number-rows-spanned="1">
            <text:p>Extended</text:p>
          </table:table-cell>
          <table:covered-table-cell table:number-columns-repeated="4" table:style-name="ce10"/>
          <table:table-cell table:number-columns-repeated="2"/>
        </table:table-row>
        <table:table-row table:style-name="ro1">
          <table:table-cell table:style-name="ce5" office:value-type="string" calcext:value-type="string">
            <text:p>SVG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layer</text:p>
          </table:table-cell>
          <table:table-cell table:style-name="ce14" office:value-type="string" calcext:value-type="string">
            <text:p>style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colour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23" office:value-type="string" calcext:value-type="string">
            <text:p>v1</text:p>
          </table:table-cell>
          <table:table-cell table:style-name="ce23" office:value-type="string" calcext:value-type="string">
            <text:p>v2</text:p>
          </table:table-cell>
          <table:table-cell table:style-name="ce23" office:value-type="string" calcext:value-type="string">
            <text:p>v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DFAC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DSOLID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AD_PROXY_ENTITY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arc</text:p>
          </table:table-cell>
          <table:table-cell/>
          <table:table-cell table:style-name="ce16" office:value-type="string" calcext:value-type="string">
            <text:p>ARC</text:p>
          </table:table-cell>
          <table:table-cell table:style-name="ce20" table:formula="of:=[.D$2]" office:value-type="string" office:string-value="layer" calcext:value-type="string">
            <text:p>layer</text:p>
          </table:table-cell>
          <table:table-cell table:style-name="ce20" table:formula="of:=[.E$2]" office:value-type="string" office:string-value="style" calcext:value-type="string">
            <text:p>style</text:p>
          </table:table-cell>
          <table:table-cell table:style-name="ce20" table:formula="of:=[.F$2]" office:value-type="string" office:string-value="width" calcext:value-type="string">
            <text:p>width</text:p>
          </table:table-cell>
          <table:table-cell table:style-name="ce20" table:formula="of:=[.G$2]" office:value-type="string" office:string-value="colour" calcext:value-type="string">
            <text:p>colour</text:p>
          </table:table-cell>
          <table:table-cell table:style-name="ce20" office:value-type="string" calcext:value-type="string">
            <text:p>p</text:p>
          </table:table-cell>
          <table:table-cell table:number-columns-repeated="2"/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DY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circle</text:p>
          </table:table-cell>
          <table:table-cell office:value-type="string" calcext:value-type="string">
            <text:p>dwg</text:p>
          </table:table-cell>
          <table:table-cell table:style-name="ce16" office:value-type="string" calcext:value-type="string">
            <text:p>CIRCLE</text:p>
          </table:table-cell>
          <table:table-cell table:style-name="ce20" table:formula="of:=[.D$2]" office:value-type="string" office:string-value="layer" calcext:value-type="string">
            <text:p>layer</text:p>
          </table:table-cell>
          <table:table-cell table:style-name="ce20" table:formula="of:=[.E$2]" office:value-type="string" office:string-value="style" calcext:value-type="string">
            <text:p>style</text:p>
          </table:table-cell>
          <table:table-cell table:style-name="ce20" table:formula="of:=[.F$2]" office:value-type="string" office:string-value="width" calcext:value-type="string">
            <text:p>width</text:p>
          </table:table-cell>
          <table:table-cell table:style-name="ce20" table:formula="of:=[.G$2]" office:value-type="string" office:string-value="colour" calcext:value-type="string">
            <text:p>colour</text:p>
          </table:table-cell>
          <table:table-cell table:style-name="ce20" office:value-type="string" calcext:value-type="string">
            <text:p>p</text:p>
          </table:table-cell>
          <table:table-cell table:style-name="Default" table:number-columns-repeated="2"/>
          <table:table-cell table:style-name="ce20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DIMENSION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ellipse</text:p>
          </table:table-cell>
          <table:table-cell/>
          <table:table-cell table:style-name="ce16" office:value-type="string" calcext:value-type="string">
            <text:p>ELLIPSE</text:p>
          </table:table-cell>
          <table:table-cell table:style-name="ce20" table:formula="of:=[.D$2]" office:value-type="string" office:string-value="layer" calcext:value-type="string">
            <text:p>layer</text:p>
          </table:table-cell>
          <table:table-cell table:style-name="ce20" table:formula="of:=[.E$2]" office:value-type="string" office:string-value="style" calcext:value-type="string">
            <text:p>style</text:p>
          </table:table-cell>
          <table:table-cell table:style-name="ce20" table:formula="of:=[.F$2]" office:value-type="string" office:string-value="width" calcext:value-type="string">
            <text:p>width</text:p>
          </table:table-cell>
          <table:table-cell table:style-name="ce20" table:formula="of:=[.G$2]" office:value-type="string" office:string-value="colour" calcext:value-type="string">
            <text:p>colour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</text:p>
          </table:table-cell>
          <table:table-cell table:style-name="Default"/>
          <table:table-cell table:style-name="ce20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TCH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LIX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AG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wg</text:p>
          </table:table-cell>
          <table:table-cell table:style-name="ce16" office:value-type="string" calcext:value-type="string">
            <text:p>INSERT</text:p>
          </table:table-cell>
          <table:table-cell table:style-name="ce20" table:formula="of:=[.D$2]" office:value-type="string" office:string-value="layer" calcext:value-type="string">
            <text:p>layer</text:p>
          </table:table-cell>
          <table:table-cell table:style-name="ce20" table:formula="of:=[.E$2]" office:value-type="string" office:string-value="style" calcext:value-type="string">
            <text:p>style</text:p>
          </table:table-cell>
          <table:table-cell table:style-name="ce20" table:formula="of:=[.F$2]" office:value-type="string" office:string-value="width" calcext:value-type="string">
            <text:p>width</text:p>
          </table:table-cell>
          <table:table-cell table:style-name="ce20" table:formula="of:=[.G$2]" office:value-type="string" office:string-value="colour" calcext:value-type="string">
            <text:p>colour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</text:p>
          </table:table-cell>
          <table:table-cell table:style-name="Default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DER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IGH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line</text:p>
          </table:table-cell>
          <table:table-cell office:value-type="string" calcext:value-type="string">
            <text:p>dwg</text:p>
          </table:table-cell>
          <table:table-cell table:style-name="ce16" office:value-type="string" calcext:value-type="string">
            <text:p>LINE</text:p>
          </table:table-cell>
          <table:table-cell table:style-name="ce20" table:formula="of:=[.D$2]" office:value-type="string" office:string-value="layer" calcext:value-type="string">
            <text:p>layer</text:p>
          </table:table-cell>
          <table:table-cell table:style-name="ce20" table:formula="of:=[.E$2]" office:value-type="string" office:string-value="style" calcext:value-type="string">
            <text:p>style</text:p>
          </table:table-cell>
          <table:table-cell table:style-name="ce20" table:formula="of:=[.F$2]" office:value-type="string" office:string-value="width" calcext:value-type="string">
            <text:p>width</text:p>
          </table:table-cell>
          <table:table-cell table:style-name="ce20" table:formula="of:=[.G$2]" office:value-type="string" office:string-value="colour" calcext:value-type="string">
            <text:p>colour</text:p>
          </table:table-cell>
          <table:table-cell table:style-name="ce20" office:value-type="string" calcext:value-type="string">
            <text:p>p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6" office:value-type="string" calcext:value-type="string">
            <text:p>polyline</text:p>
          </table:table-cell>
          <table:table-cell office:value-type="string" calcext:value-type="string">
            <text:p>dwg</text:p>
          </table:table-cell>
          <table:table-cell table:style-name="ce16" office:value-type="string" calcext:value-type="string">
            <text:p>LWPOLYLINE</text:p>
          </table:table-cell>
          <table:table-cell table:style-name="ce20" table:formula="of:=[.D$2]" office:value-type="string" office:string-value="layer" calcext:value-type="string">
            <text:p>layer</text:p>
          </table:table-cell>
          <table:table-cell table:style-name="ce20" table:formula="of:=[.E$2]" office:value-type="string" office:string-value="style" calcext:value-type="string">
            <text:p>style</text:p>
          </table:table-cell>
          <table:table-cell table:style-name="ce20" table:formula="of:=[.F$2]" office:value-type="string" office:string-value="width" calcext:value-type="string">
            <text:p>width</text:p>
          </table:table-cell>
          <table:table-cell table:style-name="ce20" table:formula="of:=[.G$2]" office:value-type="string" office:string-value="colour" calcext:value-type="string">
            <text:p>colour</text:p>
          </table:table-cell>
          <table:table-cell table:style-name="ce20" office:value-type="string" calcext:value-type="string">
            <text:p>p</text:p>
          </table:table-cell>
          <table:table-cell table:style-name="ce20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SH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LEADERSTYL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LEADER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LEFRAM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LE2FRAM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POIN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/>
          <table:table-cell table:style-name="ce24" office:value-type="string" calcext:value-type="string">
            <text:p>An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LY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Y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GION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TION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QEND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AP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D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RFAC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BL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text</text:p>
          </table:table-cell>
          <table:table-cell/>
          <table:table-cell table:style-name="ce16" office:value-type="string" calcext:value-type="string">
            <text:p>TEXT</text:p>
          </table:table-cell>
          <table:table-cell table:style-name="ce20" table:formula="of:=[.D$2]" office:value-type="string" office:string-value="layer" calcext:value-type="string">
            <text:p>layer</text:p>
          </table:table-cell>
          <table:table-cell table:style-name="ce20" table:formula="of:=[.E$2]" office:value-type="string" office:string-value="style" calcext:value-type="string">
            <text:p>style</text:p>
          </table:table-cell>
          <table:table-cell table:style-name="ce20" table:formula="of:=[.F$2]" office:value-type="string" office:string-value="width" calcext:value-type="string">
            <text:p>width</text:p>
          </table:table-cell>
          <table:table-cell table:style-name="ce20" table:formula="of:=[.G$2]" office:value-type="string" office:string-value="colour" calcext:value-type="string">
            <text:p>colour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TEX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 table:number-columns-repeated="2"/>
          <table:table-cell table:style-name="ce24"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DEF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 table:style-name="ce24" office:value-type="string" calcext:value-type="string">
            <text:p>Prompt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Font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IB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/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Font</text:p>
          </table:table-cell>
          <table:table-cell table:style-name="ce9"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LERANC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C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DERLAY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TEX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IEWPOR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IPEOU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idth" calcext:value-type="string">
            <text:p>width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 table:number-rows-repeated="10485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ne-styles" table:style-name="ta1">
        <table:table-column table:style-name="co1" table:default-cell-style-name="Default"/>
        <table:table-column table:style-name="co13" table:default-cell-style-name="Default"/>
        <table:table-column table:style-name="co1" table:default-cell-style-name="ce13"/>
        <table:table-column table:style-name="co1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&lt;header id="</text:p>
          </table:table-cell>
          <table:table-cell table:style-name="ce18" office:value-type="string" calcext:value-type="string">
            <text:p>" type="style" label="" value="</text:p>
          </table:table-cell>
          <table:table-cell table:style-name="ce13"/>
          <table:table-cell office:value-type="string" calcext:value-type="string">
            <text:p>" /&gt;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Value</text:p>
          </table:table-cell>
          <table:table-cell table:style-name="ce9" office:value-type="string" calcext:value-type="string">
            <text:p>Linetype name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formula="of:=[.$B$1]&amp;[.C3]&amp;[.$C$1]&amp;[.D3]&amp;[.$E$1]" office:value-type="string" office:string-value="&lt;header id=&quot;0&quot; type=&quot;style&quot; label=&quot;&quot; value=&quot;Solid&quot; /&gt;" calcext:value-type="string">
            <text:p>&lt;header id="0" type="style" label="" value="Solid" /&gt;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ashed</text:p>
          </table:table-cell>
          <table:table-cell table:formula="of:=[.$B$1]&amp;[.C4]&amp;[.$C$1]&amp;[.D4]&amp;[.$E$1]" office:value-type="string" office:string-value="&lt;header id=&quot;1&quot; type=&quot;style&quot; label=&quot;&quot; value=&quot;Dashed&quot; /&gt;" calcext:value-type="string">
            <text:p>&lt;header id="1" type="style" label="" value="Dashed" /&gt;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otted</text:p>
          </table:table-cell>
          <table:table-cell table:formula="of:=[.$B$1]&amp;[.C5]&amp;[.$C$1]&amp;[.D5]&amp;[.$E$1]" office:value-type="string" office:string-value="&lt;header id=&quot;2&quot; type=&quot;style&quot; label=&quot;&quot; value=&quot;Dotted&quot; /&gt;" calcext:value-type="string">
            <text:p>&lt;header id="2" type="style" label="" value="Dotted" /&gt;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ash Dot</text:p>
          </table:table-cell>
          <table:table-cell table:formula="of:=[.$B$1]&amp;[.C6]&amp;[.$C$1]&amp;[.D6]&amp;[.$E$1]" office:value-type="string" office:string-value="&lt;header id=&quot;3&quot; type=&quot;style&quot; label=&quot;&quot; value=&quot;Dash Dot&quot; /&gt;" calcext:value-type="string">
            <text:p>&lt;header id="3" type="style" label="" value="Dash Dot" /&gt;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rt Dash</text:p>
          </table:table-cell>
          <table:table-cell table:formula="of:=[.$B$1]&amp;[.C7]&amp;[.$C$1]&amp;[.D7]&amp;[.$E$1]" office:value-type="string" office:string-value="&lt;header id=&quot;4&quot; type=&quot;style&quot; label=&quot;&quot; value=&quot;Short Dash&quot; /&gt;" calcext:value-type="string">
            <text:p>&lt;header id="4" type="style" label="" value="Short Dash" /&gt;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 Dash</text:p>
          </table:table-cell>
          <table:table-cell table:formula="of:=[.$B$1]&amp;[.C8]&amp;[.$C$1]&amp;[.D8]&amp;[.$E$1]" office:value-type="string" office:string-value="&lt;header id=&quot;5&quot; type=&quot;style&quot; label=&quot;&quot; value=&quot;Medium Dash&quot; /&gt;" calcext:value-type="string">
            <text:p>&lt;header id="5" type="style" label="" value="Medium Dash" /&gt;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ng Dash</text:p>
          </table:table-cell>
          <table:table-cell table:formula="of:=[.$B$1]&amp;[.C9]&amp;[.$C$1]&amp;[.D9]&amp;[.$E$1]" office:value-type="string" office:string-value="&lt;header id=&quot;6&quot; type=&quot;style&quot; label=&quot;&quot; value=&quot;Long Dash&quot; /&gt;" calcext:value-type="string">
            <text:p>&lt;header id="6" type="style" label="" value="Long Dash" /&gt;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hort Dash x2</text:p>
          </table:table-cell>
          <table:table-cell table:formula="of:=[.$B$1]&amp;[.C10]&amp;[.$C$1]&amp;[.D10]&amp;[.$E$1]" office:value-type="string" office:string-value="&lt;header id=&quot;7&quot; type=&quot;style&quot; label=&quot;&quot; value=&quot;Short Dash x2&quot; /&gt;" calcext:value-type="string">
            <text:p>&lt;header id="7" type="style" label="" value="Short Dash x2" /&gt;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 Dash x2</text:p>
          </table:table-cell>
          <table:table-cell table:formula="of:=[.$B$1]&amp;[.C11]&amp;[.$C$1]&amp;[.D11]&amp;[.$E$1]" office:value-type="string" office:string-value="&lt;header id=&quot;8&quot; type=&quot;style&quot; label=&quot;&quot; value=&quot;Medium Dash x2&quot; /&gt;" calcext:value-type="string">
            <text:p>&lt;header id="8" type="style" label="" value="Medium Dash x2" /&gt;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ong Dash x2</text:p>
          </table:table-cell>
          <table:table-cell table:formula="of:=[.$B$1]&amp;[.C12]&amp;[.$C$1]&amp;[.D12]&amp;[.$E$1]" office:value-type="string" office:string-value="&lt;header id=&quot;9&quot; type=&quot;style&quot; label=&quot;&quot; value=&quot;Long Dash x2&quot; /&gt;" calcext:value-type="string">
            <text:p>&lt;header id="9" type="style" label="" value="Long Dash x2" /&gt;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edium Lang Dash</text:p>
          </table:table-cell>
          <table:table-cell table:formula="of:=[.$B$1]&amp;[.C13]&amp;[.$C$1]&amp;[.D13]&amp;[.$E$1]" office:value-type="string" office:string-value="&lt;header id=&quot;10&quot; type=&quot;style&quot; label=&quot;&quot; value=&quot;Medium Lang Dash&quot; /&gt;" calcext:value-type="string">
            <text:p>&lt;header id="10" type="style" label="" value="Medium Lang Dash" /&gt;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 Dash Short Dash Short Dash</text:p>
          </table:table-cell>
          <table:table-cell table:formula="of:=[.$B$1]&amp;[.C14]&amp;[.$C$1]&amp;[.D14]&amp;[.$E$1]" office:value-type="string" office:string-value="&lt;header id=&quot;11&quot; type=&quot;style&quot; label=&quot;&quot; value=&quot;Medium Dash Short Dash Short Dash&quot; /&gt;" calcext:value-type="string">
            <text:p>&lt;header id="11" type="style" label="" value="Medium Dash Short Dash Short Dash" /&gt;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ng Dash Short Dash</text:p>
          </table:table-cell>
          <table:table-cell table:formula="of:=[.$B$1]&amp;[.C15]&amp;[.$C$1]&amp;[.D15]&amp;[.$E$1]" office:value-type="string" office:string-value="&lt;header id=&quot;12&quot; type=&quot;style&quot; label=&quot;&quot; value=&quot;Long Dash Short Dash&quot; /&gt;" calcext:value-type="string">
            <text:p>&lt;header id="12" type="style" label="" value="Long Dash Short Dash" /&gt;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ong Dash Dot Dot</text:p>
          </table:table-cell>
          <table:table-cell table:formula="of:=[.$B$1]&amp;[.C16]&amp;[.$C$1]&amp;[.D16]&amp;[.$E$1]" office:value-type="string" office:string-value="&lt;header id=&quot;13&quot; type=&quot;style&quot; label=&quot;&quot; value=&quot;Long Dash Dot Dot&quot; /&gt;" calcext:value-type="string">
            <text:p>&lt;header id="13" type="style" label="" value="Long Dash Dot Dot" /&gt;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ong Dash Dot</text:p>
          </table:table-cell>
          <table:table-cell table:formula="of:=[.$B$1]&amp;[.C17]&amp;[.$C$1]&amp;[.D17]&amp;[.$E$1]" office:value-type="string" office:string-value="&lt;header id=&quot;14&quot; type=&quot;style&quot; label=&quot;&quot; value=&quot;Long Dash Dot&quot; /&gt;" calcext:value-type="string">
            <text:p>&lt;header id="14" type="style" label="" value="Long Dash Dot" /&gt;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edium Dash Dot Short Dash Dot</text:p>
          </table:table-cell>
          <table:table-cell table:formula="of:=[.$B$1]&amp;[.C18]&amp;[.$C$1]&amp;[.D18]&amp;[.$E$1]" office:value-type="string" office:string-value="&lt;header id=&quot;15&quot; type=&quot;style&quot; label=&quot;&quot; value=&quot;Medium Dash Dot Short Dash Dot&quot; /&gt;" calcext:value-type="string">
            <text:p>&lt;header id="15" type="style" label="" value="Medium Dash Dot Short Dash Dot" /&gt;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parse Dot</text:p>
          </table:table-cell>
          <table:table-cell table:formula="of:=[.$B$1]&amp;[.C19]&amp;[.$C$1]&amp;[.D19]&amp;[.$E$1]" office:value-type="string" office:string-value="&lt;header id=&quot;16&quot; type=&quot;style&quot; label=&quot;&quot; value=&quot;Sparse Dot&quot; /&gt;" calcext:value-type="string">
            <text:p>&lt;header id="16" type="style" label="" value="Sparse Dot" /&gt;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ISO Dash</text:p>
          </table:table-cell>
          <table:table-cell table:formula="of:=[.$B$1]&amp;[.C20]&amp;[.$C$1]&amp;[.D20]&amp;[.$E$1]" office:value-type="string" office:string-value="&lt;header id=&quot;17&quot; type=&quot;style&quot; label=&quot;&quot; value=&quot;ISO Dash&quot; /&gt;" calcext:value-type="string">
            <text:p>&lt;header id="17" type="style" label="" value="ISO Dash" /&gt;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ISO Dash Space</text:p>
          </table:table-cell>
          <table:table-cell table:formula="of:=[.$B$1]&amp;[.C21]&amp;[.$C$1]&amp;[.D21]&amp;[.$E$1]" office:value-type="string" office:string-value="&lt;header id=&quot;18&quot; type=&quot;style&quot; label=&quot;&quot; value=&quot;ISO Dash Space&quot; /&gt;" calcext:value-type="string">
            <text:p>&lt;header id="18" type="style" label="" value="ISO Dash Space" /&gt;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ISO Long Dash Dot</text:p>
          </table:table-cell>
          <table:table-cell table:formula="of:=[.$B$1]&amp;[.C22]&amp;[.$C$1]&amp;[.D22]&amp;[.$E$1]" office:value-type="string" office:string-value="&lt;header id=&quot;19&quot; type=&quot;style&quot; label=&quot;&quot; value=&quot;ISO Long Dash Dot&quot; /&gt;" calcext:value-type="string">
            <text:p>&lt;header id="19" type="style" label="" value="ISO Long Dash Dot" /&gt;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SO Long Dash Double Dot</text:p>
          </table:table-cell>
          <table:table-cell table:formula="of:=[.$B$1]&amp;[.C23]&amp;[.$C$1]&amp;[.D23]&amp;[.$E$1]" office:value-type="string" office:string-value="&lt;header id=&quot;20&quot; type=&quot;style&quot; label=&quot;&quot; value=&quot;ISO Long Dash Double Dot&quot; /&gt;" calcext:value-type="string">
            <text:p>&lt;header id="20" type="style" label="" value="ISO Long Dash Double Dot" /&gt;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ISO Long Dash Triple Dot</text:p>
          </table:table-cell>
          <table:table-cell table:formula="of:=[.$B$1]&amp;[.C24]&amp;[.$C$1]&amp;[.D24]&amp;[.$E$1]" office:value-type="string" office:string-value="&lt;header id=&quot;21&quot; type=&quot;style&quot; label=&quot;&quot; value=&quot;ISO Long Dash Triple Dot&quot; /&gt;" calcext:value-type="string">
            <text:p>&lt;header id="21" type="style" label="" value="ISO Long Dash Triple Dot" /&gt;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ISO Dot</text:p>
          </table:table-cell>
          <table:table-cell table:formula="of:=[.$B$1]&amp;[.C25]&amp;[.$C$1]&amp;[.D25]&amp;[.$E$1]" office:value-type="string" office:string-value="&lt;header id=&quot;22&quot; type=&quot;style&quot; label=&quot;&quot; value=&quot;ISO Dot&quot; /&gt;" calcext:value-type="string">
            <text:p>&lt;header id="22" type="style" label="" value="ISO Dot" /&gt;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ISO Long Dash Short Dash</text:p>
          </table:table-cell>
          <table:table-cell table:formula="of:=[.$B$1]&amp;[.C26]&amp;[.$C$1]&amp;[.D26]&amp;[.$E$1]" office:value-type="string" office:string-value="&lt;header id=&quot;23&quot; type=&quot;style&quot; label=&quot;&quot; value=&quot;ISO Long Dash Short Dash&quot; /&gt;" calcext:value-type="string">
            <text:p>&lt;header id="23" type="style" label="" value="ISO Long Dash Short Dash" /&gt;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ISO Long Dash Double Short Dash</text:p>
          </table:table-cell>
          <table:table-cell table:formula="of:=[.$B$1]&amp;[.C27]&amp;[.$C$1]&amp;[.D27]&amp;[.$E$1]" office:value-type="string" office:string-value="&lt;header id=&quot;24&quot; type=&quot;style&quot; label=&quot;&quot; value=&quot;ISO Long Dash Double Short Dash&quot; /&gt;" calcext:value-type="string">
            <text:p>&lt;header id="24" type="style" label="" value="ISO Long Dash Double Short Dash" /&gt;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ISO Dash Dot</text:p>
          </table:table-cell>
          <table:table-cell table:formula="of:=[.$B$1]&amp;[.C28]&amp;[.$C$1]&amp;[.D28]&amp;[.$E$1]" office:value-type="string" office:string-value="&lt;header id=&quot;25&quot; type=&quot;style&quot; label=&quot;&quot; value=&quot;ISO Dash Dot&quot; /&gt;" calcext:value-type="string">
            <text:p>&lt;header id="25" type="style" label="" value="ISO Dash Dot" /&gt;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ISO Double Dash Dot</text:p>
          </table:table-cell>
          <table:table-cell table:formula="of:=[.$B$1]&amp;[.C29]&amp;[.$C$1]&amp;[.D29]&amp;[.$E$1]" office:value-type="string" office:string-value="&lt;header id=&quot;26&quot; type=&quot;style&quot; label=&quot;&quot; value=&quot;ISO Double Dash Dot&quot; /&gt;" calcext:value-type="string">
            <text:p>&lt;header id="26" type="style" label="" value="ISO Double Dash Dot" /&gt;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ISO Dash Double Dot</text:p>
          </table:table-cell>
          <table:table-cell table:formula="of:=[.$B$1]&amp;[.C30]&amp;[.$C$1]&amp;[.D30]&amp;[.$E$1]" office:value-type="string" office:string-value="&lt;header id=&quot;27&quot; type=&quot;style&quot; label=&quot;&quot; value=&quot;ISO Dash Double Dot&quot; /&gt;" calcext:value-type="string">
            <text:p>&lt;header id="27" type="style" label="" value="ISO Dash Double Dot" /&gt;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ISO Double Dash Double Dot</text:p>
          </table:table-cell>
          <table:table-cell table:formula="of:=[.$B$1]&amp;[.C31]&amp;[.$C$1]&amp;[.D31]&amp;[.$E$1]" office:value-type="string" office:string-value="&lt;header id=&quot;28&quot; type=&quot;style&quot; label=&quot;&quot; value=&quot;ISO Double Dash Double Dot&quot; /&gt;" calcext:value-type="string">
            <text:p>&lt;header id="28" type="style" label="" value="ISO Double Dash Double Dot" /&gt;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ISO Dash Triple Dot</text:p>
          </table:table-cell>
          <table:table-cell table:formula="of:=[.$B$1]&amp;[.C32]&amp;[.$C$1]&amp;[.D32]&amp;[.$E$1]" office:value-type="string" office:string-value="&lt;header id=&quot;29&quot; type=&quot;style&quot; label=&quot;&quot; value=&quot;ISO Dash Triple Dot&quot; /&gt;" calcext:value-type="string">
            <text:p>&lt;header id="29" type="style" label="" value="ISO Dash Triple Dot" /&gt;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SO Double Dash Triple Dot</text:p>
          </table:table-cell>
          <table:table-cell table:formula="of:=[.$B$1]&amp;[.C33]&amp;[.$C$1]&amp;[.D33]&amp;[.$E$1]" office:value-type="string" office:string-value="&lt;header id=&quot;30&quot; type=&quot;style&quot; label=&quot;&quot; value=&quot;ISO Double Dash Triple Dot&quot; /&gt;" calcext:value-type="string">
            <text:p>&lt;header id="30" type="style" label="" value="ISO Double Dash Triple Dot" /&gt;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inetype name</text:p>
          </table:table-cell>
          <table:table-cell table:formula="of:=[.$B$1]&amp;[.C34]&amp;[.$C$1]&amp;[.D34]&amp;[.$E$1]" office:value-type="string" office:string-value="&lt;header id=&quot;31&quot; type=&quot;style&quot; label=&quot;&quot; value=&quot;Linetype name&quot; /&gt;" calcext:value-type="string">
            <text:p>&lt;header id="31" type="style" label="" value="Linetype name" /&gt;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ine-weights" table:style-name="ta1">
        <table:table-column table:style-name="co1" table:number-columns-repeated="2" table:default-cell-style-name="Default"/>
        <table:table-column table:style-name="co1" table:number-columns-repeated="2" table:default-cell-style-name="ce1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&lt;header id="</text:p>
          </table:table-cell>
          <table:table-cell table:style-name="ce18" office:value-type="string" calcext:value-type="string">
            <text:p>" type="weight" label="" value="</text:p>
          </table:table-cell>
          <table:table-cell/>
          <table:table-cell office:value-type="string" calcext:value-type="string">
            <text:p>" /&gt;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[mm]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table:formula="of:=[.$B$1]&amp;[.C3]&amp;[.$C$1]&amp;[.D3]&amp;[.$E$1]" office:value-type="string" office:string-value="&lt;header id=&quot;0&quot; type=&quot;weight&quot; label=&quot;&quot; value=&quot;0.00&quot; /&gt;" calcext:value-type="string">
            <text:p>&lt;header id="0" type="weight" label="" value="0.00" /&gt;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table:formula="of:=[.$B$1]&amp;[.C4]&amp;[.$C$1]&amp;[.D4]&amp;[.$E$1]" office:value-type="string" office:string-value="&lt;header id=&quot;1&quot; type=&quot;weight&quot; label=&quot;&quot; value=&quot;0.05&quot; /&gt;" calcext:value-type="string">
            <text:p>&lt;header id="1" type="weight" label="" value="0.05" /&gt;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table:formula="of:=[.$B$1]&amp;[.C5]&amp;[.$C$1]&amp;[.D5]&amp;[.$E$1]" office:value-type="string" office:string-value="&lt;header id=&quot;2&quot; type=&quot;weight&quot; label=&quot;&quot; value=&quot;0.09&quot; /&gt;" calcext:value-type="string">
            <text:p>&lt;header id="2" type="weight" label="" value="0.09" /&gt;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.10</text:p>
          </table:table-cell>
          <table:table-cell table:formula="of:=[.$B$1]&amp;[.C6]&amp;[.$C$1]&amp;[.D6]&amp;[.$E$1]" office:value-type="string" office:string-value="&lt;header id=&quot;3&quot; type=&quot;weight&quot; label=&quot;&quot; value=&quot;0.10&quot; /&gt;" calcext:value-type="string">
            <text:p>&lt;header id="3" type="weight" label="" value="0.10" /&gt;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.13</text:p>
          </table:table-cell>
          <table:table-cell table:formula="of:=[.$B$1]&amp;[.C7]&amp;[.$C$1]&amp;[.D7]&amp;[.$E$1]" office:value-type="string" office:string-value="&lt;header id=&quot;4&quot; type=&quot;weight&quot; label=&quot;&quot; value=&quot;0.13&quot; /&gt;" calcext:value-type="string">
            <text:p>&lt;header id="4" type="weight" label="" value="0.13" /&gt;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.15</text:p>
          </table:table-cell>
          <table:table-cell table:formula="of:=[.$B$1]&amp;[.C8]&amp;[.$C$1]&amp;[.D8]&amp;[.$E$1]" office:value-type="string" office:string-value="&lt;header id=&quot;5&quot; type=&quot;weight&quot; label=&quot;&quot; value=&quot;0.15&quot; /&gt;" calcext:value-type="string">
            <text:p>&lt;header id="5" type="weight" label="" value="0.15" /&gt;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.18</text:p>
          </table:table-cell>
          <table:table-cell table:formula="of:=[.$B$1]&amp;[.C9]&amp;[.$C$1]&amp;[.D9]&amp;[.$E$1]" office:value-type="string" office:string-value="&lt;header id=&quot;6&quot; type=&quot;weight&quot; label=&quot;&quot; value=&quot;0.18&quot; /&gt;" calcext:value-type="string">
            <text:p>&lt;header id="6" type="weight" label="" value="0.18" /&gt;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.20</text:p>
          </table:table-cell>
          <table:table-cell table:formula="of:=[.$B$1]&amp;[.C10]&amp;[.$C$1]&amp;[.D10]&amp;[.$E$1]" office:value-type="string" office:string-value="&lt;header id=&quot;7&quot; type=&quot;weight&quot; label=&quot;&quot; value=&quot;0.20&quot; /&gt;" calcext:value-type="string">
            <text:p>&lt;header id="7" type="weight" label="" value="0.20" /&gt;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.25</text:p>
          </table:table-cell>
          <table:table-cell table:formula="of:=[.$B$1]&amp;[.C11]&amp;[.$C$1]&amp;[.D11]&amp;[.$E$1]" office:value-type="string" office:string-value="&lt;header id=&quot;8&quot; type=&quot;weight&quot; label=&quot;&quot; value=&quot;0.25&quot; /&gt;" calcext:value-type="string">
            <text:p>&lt;header id="8" type="weight" label="" value="0.25" /&gt;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.30</text:p>
          </table:table-cell>
          <table:table-cell table:formula="of:=[.$B$1]&amp;[.C12]&amp;[.$C$1]&amp;[.D12]&amp;[.$E$1]" office:value-type="string" office:string-value="&lt;header id=&quot;9&quot; type=&quot;weight&quot; label=&quot;&quot; value=&quot;0.30&quot; /&gt;" calcext:value-type="string">
            <text:p>&lt;header id="9" type="weight" label="" value="0.30" /&gt;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35</text:p>
          </table:table-cell>
          <table:table-cell table:formula="of:=[.$B$1]&amp;[.C13]&amp;[.$C$1]&amp;[.D13]&amp;[.$E$1]" office:value-type="string" office:string-value="&lt;header id=&quot;10&quot; type=&quot;weight&quot; label=&quot;&quot; value=&quot;0.35&quot; /&gt;" calcext:value-type="string">
            <text:p>&lt;header id="10" type="weight" label="" value="0.35" /&gt;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0.40</text:p>
          </table:table-cell>
          <table:table-cell table:formula="of:=[.$B$1]&amp;[.C14]&amp;[.$C$1]&amp;[.D14]&amp;[.$E$1]" office:value-type="string" office:string-value="&lt;header id=&quot;11&quot; type=&quot;weight&quot; label=&quot;&quot; value=&quot;0.40&quot; /&gt;" calcext:value-type="string">
            <text:p>&lt;header id="11" type="weight" label="" value="0.40" /&gt;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0.45</text:p>
          </table:table-cell>
          <table:table-cell table:formula="of:=[.$B$1]&amp;[.C15]&amp;[.$C$1]&amp;[.D15]&amp;[.$E$1]" office:value-type="string" office:string-value="&lt;header id=&quot;12&quot; type=&quot;weight&quot; label=&quot;&quot; value=&quot;0.45&quot; /&gt;" calcext:value-type="string">
            <text:p>&lt;header id="12" type="weight" label="" value="0.45" /&gt;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0.50</text:p>
          </table:table-cell>
          <table:table-cell table:formula="of:=[.$B$1]&amp;[.C16]&amp;[.$C$1]&amp;[.D16]&amp;[.$E$1]" office:value-type="string" office:string-value="&lt;header id=&quot;13&quot; type=&quot;weight&quot; label=&quot;&quot; value=&quot;0.50&quot; /&gt;" calcext:value-type="string">
            <text:p>&lt;header id="13" type="weight" label="" value="0.50" /&gt;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0.53</text:p>
          </table:table-cell>
          <table:table-cell table:formula="of:=[.$B$1]&amp;[.C17]&amp;[.$C$1]&amp;[.D17]&amp;[.$E$1]" office:value-type="string" office:string-value="&lt;header id=&quot;14&quot; type=&quot;weight&quot; label=&quot;&quot; value=&quot;0.53&quot; /&gt;" calcext:value-type="string">
            <text:p>&lt;header id="14" type="weight" label="" value="0.53" /&gt;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0.60</text:p>
          </table:table-cell>
          <table:table-cell table:formula="of:=[.$B$1]&amp;[.C18]&amp;[.$C$1]&amp;[.D18]&amp;[.$E$1]" office:value-type="string" office:string-value="&lt;header id=&quot;15&quot; type=&quot;weight&quot; label=&quot;&quot; value=&quot;0.60&quot; /&gt;" calcext:value-type="string">
            <text:p>&lt;header id="15" type="weight" label="" value="0.60" /&gt;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.65</text:p>
          </table:table-cell>
          <table:table-cell table:formula="of:=[.$B$1]&amp;[.C19]&amp;[.$C$1]&amp;[.D19]&amp;[.$E$1]" office:value-type="string" office:string-value="&lt;header id=&quot;16&quot; type=&quot;weight&quot; label=&quot;&quot; value=&quot;0.65&quot; /&gt;" calcext:value-type="string">
            <text:p>&lt;header id="16" type="weight" label="" value="0.65" /&gt;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.70</text:p>
          </table:table-cell>
          <table:table-cell table:formula="of:=[.$B$1]&amp;[.C20]&amp;[.$C$1]&amp;[.D20]&amp;[.$E$1]" office:value-type="string" office:string-value="&lt;header id=&quot;17&quot; type=&quot;weight&quot; label=&quot;&quot; value=&quot;0.70&quot; /&gt;" calcext:value-type="string">
            <text:p>&lt;header id="17" type="weight" label="" value="0.70" /&gt;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.80</text:p>
          </table:table-cell>
          <table:table-cell table:formula="of:=[.$B$1]&amp;[.C21]&amp;[.$C$1]&amp;[.D21]&amp;[.$E$1]" office:value-type="string" office:string-value="&lt;header id=&quot;18&quot; type=&quot;weight&quot; label=&quot;&quot; value=&quot;0.80&quot; /&gt;" calcext:value-type="string">
            <text:p>&lt;header id="18" type="weight" label="" value="0.80" /&gt;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.90</text:p>
          </table:table-cell>
          <table:table-cell table:formula="of:=[.$B$1]&amp;[.C22]&amp;[.$C$1]&amp;[.D22]&amp;[.$E$1]" office:value-type="string" office:string-value="&lt;header id=&quot;19&quot; type=&quot;weight&quot; label=&quot;&quot; value=&quot;0.90&quot; /&gt;" calcext:value-type="string">
            <text:p>&lt;header id="19" type="weight" label="" value="0.90" /&gt;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.00</text:p>
          </table:table-cell>
          <table:table-cell table:formula="of:=[.$B$1]&amp;[.C23]&amp;[.$C$1]&amp;[.D23]&amp;[.$E$1]" office:value-type="string" office:string-value="&lt;header id=&quot;20&quot; type=&quot;weight&quot; label=&quot;&quot; value=&quot;1.00&quot; /&gt;" calcext:value-type="string">
            <text:p>&lt;header id="20" type="weight" label="" value="1.00" /&gt;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1.06</text:p>
          </table:table-cell>
          <table:table-cell table:formula="of:=[.$B$1]&amp;[.C24]&amp;[.$C$1]&amp;[.D24]&amp;[.$E$1]" office:value-type="string" office:string-value="&lt;header id=&quot;21&quot; type=&quot;weight&quot; label=&quot;&quot; value=&quot;1.06&quot; /&gt;" calcext:value-type="string">
            <text:p>&lt;header id="21" type="weight" label="" value="1.06" /&gt;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1.20</text:p>
          </table:table-cell>
          <table:table-cell table:formula="of:=[.$B$1]&amp;[.C25]&amp;[.$C$1]&amp;[.D25]&amp;[.$E$1]" office:value-type="string" office:string-value="&lt;header id=&quot;22&quot; type=&quot;weight&quot; label=&quot;&quot; value=&quot;1.20&quot; /&gt;" calcext:value-type="string">
            <text:p>&lt;header id="22" type="weight" label="" value="1.20" /&gt;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1.40</text:p>
          </table:table-cell>
          <table:table-cell table:formula="of:=[.$B$1]&amp;[.C26]&amp;[.$C$1]&amp;[.D26]&amp;[.$E$1]" office:value-type="string" office:string-value="&lt;header id=&quot;23&quot; type=&quot;weight&quot; label=&quot;&quot; value=&quot;1.40&quot; /&gt;" calcext:value-type="string">
            <text:p>&lt;header id="23" type="weight" label="" value="1.40" /&gt;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1.58</text:p>
          </table:table-cell>
          <table:table-cell table:formula="of:=[.$B$1]&amp;[.C27]&amp;[.$C$1]&amp;[.D27]&amp;[.$E$1]" office:value-type="string" office:string-value="&lt;header id=&quot;24&quot; type=&quot;weight&quot; label=&quot;&quot; value=&quot;1.58&quot; /&gt;" calcext:value-type="string">
            <text:p>&lt;header id="24" type="weight" label="" value="1.58" /&gt;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2.00</text:p>
          </table:table-cell>
          <table:table-cell table:formula="of:=[.$B$1]&amp;[.C28]&amp;[.$C$1]&amp;[.D28]&amp;[.$E$1]" office:value-type="string" office:string-value="&lt;header id=&quot;25&quot; type=&quot;weight&quot; label=&quot;&quot; value=&quot;2.00&quot; /&gt;" calcext:value-type="string">
            <text:p>&lt;header id="25" type="weight" label="" value="2.00" /&gt;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2.11</text:p>
          </table:table-cell>
          <table:table-cell table:formula="of:=[.$B$1]&amp;[.C29]&amp;[.$C$1]&amp;[.D29]&amp;[.$E$1]" office:value-type="string" office:string-value="&lt;header id=&quot;26&quot; type=&quot;weight&quot; label=&quot;&quot; value=&quot;2.11&quot; /&gt;" calcext:value-type="string">
            <text:p>&lt;header id="26" type="weight" label="" value="2.11" /&gt;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&lt;header id="0" type="weight" label="fine" value="0.20" /&gt;</text:p>
          </table:table-cell>
          <table:table-cell table:number-columns-repeated="2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lor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YBLOCK</text:p>
          </table:table-cell>
        </table:table-row>
        <table:table-row table:style-name="ro1">
          <table:table-cell table:number-columns-repeated="2"/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BYLAYER</text:p>
          </table:table-cell>
        </table:table-row>
        <table:table-row table:style-name="ro1">
          <table:table-cell table:number-columns-repeated="2"/>
          <table:table-cell table:style-name="ce26" office:value-type="float" office:value="257" calcext:value-type="float">
            <text:p>257</text:p>
          </table:table-cell>
          <table:table-cell table:style-name="ce26" office:value-type="string" calcext:value-type="string">
            <text:p>BYOB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gbx.Add([0,0,0]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0])</text:p>
          </table:table-cell>
          <table:table-cell table:formula="of:=[.C6]+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0])</text:p>
          </table:table-cell>
          <table:table-cell table:formula="of:=[.C7]+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0])</text:p>
          </table:table-cell>
          <table:table-cell table:formula="of:=[.C8]+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255])</text:p>
          </table:table-cell>
          <table:table-cell table:formula="of:=[.C9]+1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255])</text:p>
          </table:table-cell>
          <table:table-cell table:formula="of:=[.C10]+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255])</text:p>
          </table:table-cell>
          <table:table-cell table:formula="of:=[.C11]+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255])</text:p>
          </table:table-cell>
          <table:table-cell table:formula="of:=[.C12]+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8,128,128])</text:p>
          </table:table-cell>
          <table:table-cell table:formula="of:=[.C13]+1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2,192,192])</text:p>
          </table:table-cell>
          <table:table-cell table:formula="of:=[.C14]+1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0])</text:p>
          </table:table-cell>
          <table:table-cell table:formula="of:=[.C15]+1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127])</text:p>
          </table:table-cell>
          <table:table-cell table:formula="of:=[.C16]+1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0])</text:p>
          </table:table-cell>
          <table:table-cell table:formula="of:=[.C17]+1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82])</text:p>
          </table:table-cell>
          <table:table-cell table:formula="of:=[.C18]+1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0])</text:p>
          </table:table-cell>
          <table:table-cell table:formula="of:=[.C19]+1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63])</text:p>
          </table:table-cell>
          <table:table-cell table:formula="of:=[.C20]+1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0])</text:p>
          </table:table-cell>
          <table:table-cell table:formula="of:=[.C21]+1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38])</text:p>
          </table:table-cell>
          <table:table-cell table:formula="of:=[.C22]+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0])</text:p>
          </table:table-cell>
          <table:table-cell table:formula="of:=[.C23]+1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19])</text:p>
          </table:table-cell>
          <table:table-cell table:formula="of:=[.C24]+1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63,0])</text:p>
          </table:table-cell>
          <table:table-cell table:formula="of:=[.C25]+1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59,127])</text:p>
          </table:table-cell>
          <table:table-cell table:formula="of:=[.C26]+1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41,0])</text:p>
          </table:table-cell>
          <table:table-cell table:formula="of:=[.C27]+1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03,82])</text:p>
          </table:table-cell>
          <table:table-cell table:formula="of:=[.C28]+1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31,0])</text:p>
          </table:table-cell>
          <table:table-cell table:formula="of:=[.C29]+1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79,63])</text:p>
          </table:table-cell>
          <table:table-cell table:formula="of:=[.C30]+1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19,0])</text:p>
          </table:table-cell>
          <table:table-cell table:formula="of:=[.C31]+1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47,38])</text:p>
          </table:table-cell>
          <table:table-cell table:formula="of:=[.C32]+1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9,0])</text:p>
          </table:table-cell>
          <table:table-cell table:formula="of:=[.C33]+1"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23,19])</text:p>
          </table:table-cell>
          <table:table-cell table:formula="of:=[.C34]+1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0])</text:p>
          </table:table-cell>
          <table:table-cell table:formula="of:=[.C35]+1"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91,127])</text:p>
          </table:table-cell>
          <table:table-cell table:formula="of:=[.C36]+1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0])</text:p>
          </table:table-cell>
          <table:table-cell table:formula="of:=[.C37]+1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24,82])</text:p>
          </table:table-cell>
          <table:table-cell table:formula="of:=[.C38]+1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0])</text:p>
          </table:table-cell>
          <table:table-cell table:formula="of:=[.C39]+1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95,63])</text:p>
          </table:table-cell>
          <table:table-cell table:formula="of:=[.C40]+1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0])</text:p>
          </table:table-cell>
          <table:table-cell table:formula="of:=[.C41]+1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57,38])</text:p>
          </table:table-cell>
          <table:table-cell table:formula="of:=[.C42]+1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0])</text:p>
          </table:table-cell>
          <table:table-cell table:formula="of:=[.C43]+1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28,19])</text:p>
          </table:table-cell>
          <table:table-cell table:formula="of:=[.C44]+1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91,0])</text:p>
          </table:table-cell>
          <table:table-cell table:formula="of:=[.C45]+1"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23,127])</text:p>
          </table:table-cell>
          <table:table-cell table:formula="of:=[.C46]+1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24,0])</text:p>
          </table:table-cell>
          <table:table-cell table:formula="of:=[.C47]+1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45,82])</text:p>
          </table:table-cell>
          <table:table-cell table:formula="of:=[.C48]+1"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95,0])</text:p>
          </table:table-cell>
          <table:table-cell table:formula="of:=[.C49]+1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11,63])</text:p>
          </table:table-cell>
          <table:table-cell table:formula="of:=[.C50]+1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57,0])</text:p>
          </table:table-cell>
          <table:table-cell table:formula="of:=[.C51]+1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66,38])</text:p>
          </table:table-cell>
          <table:table-cell table:formula="of:=[.C52]+1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28,0])</text:p>
          </table:table-cell>
          <table:table-cell table:formula="of:=[.C53]+1"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33,19])</text:p>
          </table:table-cell>
          <table:table-cell table:formula="of:=[.C54]+1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0])</text:p>
          </table:table-cell>
          <table:table-cell table:formula="of:=[.C55]+1"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127])</text:p>
          </table:table-cell>
          <table:table-cell table:formula="of:=[.C56]+1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65,0])</text:p>
          </table:table-cell>
          <table:table-cell table:formula="of:=[.C57]+1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65,82])</text:p>
          </table:table-cell>
          <table:table-cell table:formula="of:=[.C58]+1"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27,0])</text:p>
          </table:table-cell>
          <table:table-cell table:formula="of:=[.C59]+1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27,63])</text:p>
          </table:table-cell>
          <table:table-cell table:formula="of:=[.C60]+1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76,0])</text:p>
          </table:table-cell>
          <table:table-cell table:formula="of:=[.C61]+1"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76,38])</text:p>
          </table:table-cell>
          <table:table-cell table:formula="of:=[.C62]+1"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38,0])</text:p>
          </table:table-cell>
          <table:table-cell table:formula="of:=[.C63]+1"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38,19])</text:p>
          </table:table-cell>
          <table:table-cell table:formula="of:=[.C64]+1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1,255,0])</text:p>
          </table:table-cell>
          <table:table-cell table:formula="of:=[.C65]+1"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23,255,127])</text:p>
          </table:table-cell>
          <table:table-cell table:formula="of:=[.C66]+1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4,165,0])</text:p>
          </table:table-cell>
          <table:table-cell table:formula="of:=[.C67]+1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45,165,82])</text:p>
          </table:table-cell>
          <table:table-cell table:formula="of:=[.C68]+1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5,127,0])</text:p>
          </table:table-cell>
          <table:table-cell table:formula="of:=[.C69]+1"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11,127,63])</text:p>
          </table:table-cell>
          <table:table-cell table:formula="of:=[.C70]+1"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7,76,0])</text:p>
          </table:table-cell>
          <table:table-cell table:formula="of:=[.C71]+1"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6,76,38])</text:p>
          </table:table-cell>
          <table:table-cell table:formula="of:=[.C72]+1"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8,38,0])</text:p>
          </table:table-cell>
          <table:table-cell table:formula="of:=[.C73]+1"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3,38,19])</text:p>
          </table:table-cell>
          <table:table-cell table:formula="of:=[.C74]+1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0])</text:p>
          </table:table-cell>
          <table:table-cell table:formula="of:=[.C75]+1"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1,255,127])</text:p>
          </table:table-cell>
          <table:table-cell table:formula="of:=[.C76]+1"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0])</text:p>
          </table:table-cell>
          <table:table-cell table:formula="of:=[.C77]+1"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4,165,82])</text:p>
          </table:table-cell>
          <table:table-cell table:formula="of:=[.C78]+1"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0])</text:p>
          </table:table-cell>
          <table:table-cell table:formula="of:=[.C79]+1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5,127,63])</text:p>
          </table:table-cell>
          <table:table-cell table:formula="of:=[.C80]+1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0])</text:p>
          </table:table-cell>
          <table:table-cell table:formula="of:=[.C81]+1"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7,76,38])</text:p>
          </table:table-cell>
          <table:table-cell table:formula="of:=[.C82]+1"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0])</text:p>
          </table:table-cell>
          <table:table-cell table:formula="of:=[.C83]+1"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8,38,19])</text:p>
          </table:table-cell>
          <table:table-cell table:formula="of:=[.C84]+1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255,0])</text:p>
          </table:table-cell>
          <table:table-cell table:formula="of:=[.C85]+1"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59,255,127])</text:p>
          </table:table-cell>
          <table:table-cell table:formula="of:=[.C86]+1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41,165,0])</text:p>
          </table:table-cell>
          <table:table-cell table:formula="of:=[.C87]+1"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03,165,82])</text:p>
          </table:table-cell>
          <table:table-cell table:formula="of:=[.C88]+1"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1,127,0])</text:p>
          </table:table-cell>
          <table:table-cell table:formula="of:=[.C89]+1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9,127,63])</text:p>
          </table:table-cell>
          <table:table-cell table:formula="of:=[.C90]+1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76,0])</text:p>
          </table:table-cell>
          <table:table-cell table:formula="of:=[.C91]+1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47,76,38])</text:p>
          </table:table-cell>
          <table:table-cell table:formula="of:=[.C92]+1"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,38,0])</text:p>
          </table:table-cell>
          <table:table-cell table:formula="of:=[.C93]+1"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3,38,19])</text:p>
          </table:table-cell>
          <table:table-cell table:formula="of:=[.C94]+1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0])</text:p>
          </table:table-cell>
          <table:table-cell table:formula="of:=[.C95]+1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127])</text:p>
          </table:table-cell>
          <table:table-cell table:formula="of:=[.C96]+1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0])</text:p>
          </table:table-cell>
          <table:table-cell table:formula="of:=[.C97]+1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82])</text:p>
          </table:table-cell>
          <table:table-cell table:formula="of:=[.C98]+1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0])</text:p>
          </table:table-cell>
          <table:table-cell table:formula="of:=[.C99]+1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63])</text:p>
          </table:table-cell>
          <table:table-cell table:formula="of:=[.C100]+1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0])</text:p>
          </table:table-cell>
          <table:table-cell table:formula="of:=[.C101]+1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38])</text:p>
          </table:table-cell>
          <table:table-cell table:formula="of:=[.C102]+1"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0])</text:p>
          </table:table-cell>
          <table:table-cell table:formula="of:=[.C103]+1"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19])</text:p>
          </table:table-cell>
          <table:table-cell table:formula="of:=[.C104]+1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63])</text:p>
          </table:table-cell>
          <table:table-cell table:formula="of:=[.C105]+1"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159])</text:p>
          </table:table-cell>
          <table:table-cell table:formula="of:=[.C106]+1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41])</text:p>
          </table:table-cell>
          <table:table-cell table:formula="of:=[.C107]+1"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103])</text:p>
          </table:table-cell>
          <table:table-cell table:formula="of:=[.C108]+1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31])</text:p>
          </table:table-cell>
          <table:table-cell table:formula="of:=[.C109]+1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79])</text:p>
          </table:table-cell>
          <table:table-cell table:formula="of:=[.C110]+1"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19])</text:p>
          </table:table-cell>
          <table:table-cell table:formula="of:=[.C111]+1"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47])</text:p>
          </table:table-cell>
          <table:table-cell table:formula="of:=[.C112]+1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9])</text:p>
          </table:table-cell>
          <table:table-cell table:formula="of:=[.C113]+1"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23])</text:p>
          </table:table-cell>
          <table:table-cell table:formula="of:=[.C114]+1"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127])</text:p>
          </table:table-cell>
          <table:table-cell table:formula="of:=[.C115]+1"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191])</text:p>
          </table:table-cell>
          <table:table-cell table:formula="of:=[.C116]+1"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82])</text:p>
          </table:table-cell>
          <table:table-cell table:formula="of:=[.C117]+1"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124])</text:p>
          </table:table-cell>
          <table:table-cell table:formula="of:=[.C118]+1"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63])</text:p>
          </table:table-cell>
          <table:table-cell table:formula="of:=[.C119]+1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95])</text:p>
          </table:table-cell>
          <table:table-cell table:formula="of:=[.C120]+1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38])</text:p>
          </table:table-cell>
          <table:table-cell table:formula="of:=[.C121]+1"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57])</text:p>
          </table:table-cell>
          <table:table-cell table:formula="of:=[.C122]+1"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19])</text:p>
          </table:table-cell>
          <table:table-cell table:formula="of:=[.C123]+1"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28])</text:p>
          </table:table-cell>
          <table:table-cell table:formula="of:=[.C124]+1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191])</text:p>
          </table:table-cell>
          <table:table-cell table:formula="of:=[.C125]+1"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223])</text:p>
          </table:table-cell>
          <table:table-cell table:formula="of:=[.C126]+1"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124])</text:p>
          </table:table-cell>
          <table:table-cell table:formula="of:=[.C127]+1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145])</text:p>
          </table:table-cell>
          <table:table-cell table:formula="of:=[.C128]+1"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95])</text:p>
          </table:table-cell>
          <table:table-cell table:formula="of:=[.C129]+1"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111])</text:p>
          </table:table-cell>
          <table:table-cell table:formula="of:=[.C130]+1"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57])</text:p>
          </table:table-cell>
          <table:table-cell table:formula="of:=[.C131]+1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66])</text:p>
          </table:table-cell>
          <table:table-cell table:formula="of:=[.C132]+1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28])</text:p>
          </table:table-cell>
          <table:table-cell table:formula="of:=[.C133]+1"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33])</text:p>
          </table:table-cell>
          <table:table-cell table:formula="of:=[.C134]+1"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255])</text:p>
          </table:table-cell>
          <table:table-cell table:formula="of:=[.C135]+1"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255])</text:p>
          </table:table-cell>
          <table:table-cell table:formula="of:=[.C136]+1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165])</text:p>
          </table:table-cell>
          <table:table-cell table:formula="of:=[.C137]+1"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165])</text:p>
          </table:table-cell>
          <table:table-cell table:formula="of:=[.C138]+1"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127])</text:p>
          </table:table-cell>
          <table:table-cell table:formula="of:=[.C139]+1"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127])</text:p>
          </table:table-cell>
          <table:table-cell table:formula="of:=[.C140]+1"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76])</text:p>
          </table:table-cell>
          <table:table-cell table:formula="of:=[.C141]+1"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76])</text:p>
          </table:table-cell>
          <table:table-cell table:formula="of:=[.C142]+1"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38])</text:p>
          </table:table-cell>
          <table:table-cell table:formula="of:=[.C143]+1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38])</text:p>
          </table:table-cell>
          <table:table-cell table:formula="of:=[.C144]+1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91,255])</text:p>
          </table:table-cell>
          <table:table-cell table:formula="of:=[.C145]+1"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23,255])</text:p>
          </table:table-cell>
          <table:table-cell table:formula="of:=[.C146]+1"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4,165])</text:p>
          </table:table-cell>
          <table:table-cell table:formula="of:=[.C147]+1"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45,165])</text:p>
          </table:table-cell>
          <table:table-cell table:formula="of:=[.C148]+1"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95,127])</text:p>
          </table:table-cell>
          <table:table-cell table:formula="of:=[.C149]+1"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11,127])</text:p>
          </table:table-cell>
          <table:table-cell table:formula="of:=[.C150]+1"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57,76])</text:p>
          </table:table-cell>
          <table:table-cell table:formula="of:=[.C151]+1"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66,76])</text:p>
          </table:table-cell>
          <table:table-cell table:formula="of:=[.C152]+1"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8,38])</text:p>
          </table:table-cell>
          <table:table-cell table:formula="of:=[.C153]+1"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3,38])</text:p>
          </table:table-cell>
          <table:table-cell table:formula="of:=[.C154]+1"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255])</text:p>
          </table:table-cell>
          <table:table-cell table:formula="of:=[.C155]+1"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91,255])</text:p>
          </table:table-cell>
          <table:table-cell table:formula="of:=[.C156]+1"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82,165])</text:p>
          </table:table-cell>
          <table:table-cell table:formula="of:=[.C157]+1"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24,165])</text:p>
          </table:table-cell>
          <table:table-cell table:formula="of:=[.C158]+1"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63,127])</text:p>
          </table:table-cell>
          <table:table-cell table:formula="of:=[.C159]+1"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95,127])</text:p>
          </table:table-cell>
          <table:table-cell table:formula="of:=[.C160]+1"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76])</text:p>
          </table:table-cell>
          <table:table-cell table:formula="of:=[.C161]+1" office:value-type="float" office:value="157" calcext:value-type="float">
            <text:p>1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57,76])</text:p>
          </table:table-cell>
          <table:table-cell table:formula="of:=[.C162]+1"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9,38])</text:p>
          </table:table-cell>
          <table:table-cell table:formula="of:=[.C163]+1"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28,38])</text:p>
          </table:table-cell>
          <table:table-cell table:formula="of:=[.C164]+1"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63,255])</text:p>
          </table:table-cell>
          <table:table-cell table:formula="of:=[.C165]+1"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59,255])</text:p>
          </table:table-cell>
          <table:table-cell table:formula="of:=[.C166]+1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41,165])</text:p>
          </table:table-cell>
          <table:table-cell table:formula="of:=[.C167]+1"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03,165])</text:p>
          </table:table-cell>
          <table:table-cell table:formula="of:=[.C168]+1"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1,127])</text:p>
          </table:table-cell>
          <table:table-cell table:formula="of:=[.C169]+1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79,127])</text:p>
          </table:table-cell>
          <table:table-cell table:formula="of:=[.C170]+1"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9,76])</text:p>
          </table:table-cell>
          <table:table-cell table:formula="of:=[.C171]+1"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47,76])</text:p>
          </table:table-cell>
          <table:table-cell table:formula="of:=[.C172]+1"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9,38])</text:p>
          </table:table-cell>
          <table:table-cell table:formula="of:=[.C173]+1"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23,38])</text:p>
          </table:table-cell>
          <table:table-cell table:formula="of:=[.C174]+1"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255])</text:p>
          </table:table-cell>
          <table:table-cell table:formula="of:=[.C175]+1"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27,255])</text:p>
          </table:table-cell>
          <table:table-cell table:formula="of:=[.C176]+1"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165])</text:p>
          </table:table-cell>
          <table:table-cell table:formula="of:=[.C177]+1"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82,165])</text:p>
          </table:table-cell>
          <table:table-cell table:formula="of:=[.C178]+1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127])</text:p>
          </table:table-cell>
          <table:table-cell table:formula="of:=[.C179]+1"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63,127])</text:p>
          </table:table-cell>
          <table:table-cell table:formula="of:=[.C180]+1"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76])</text:p>
          </table:table-cell>
          <table:table-cell table:formula="of:=[.C181]+1" office:value-type="float" office:value="177" calcext:value-type="float">
            <text:p>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38,76])</text:p>
          </table:table-cell>
          <table:table-cell table:formula="of:=[.C182]+1"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38])</text:p>
          </table:table-cell>
          <table:table-cell table:formula="of:=[.C183]+1" office:value-type="float" office:value="179" calcext:value-type="float">
            <text:p>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19,38])</text:p>
          </table:table-cell>
          <table:table-cell table:formula="of:=[.C184]+1"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0,255])</text:p>
          </table:table-cell>
          <table:table-cell table:formula="of:=[.C185]+1" office:value-type="float" office:value="181" calcext:value-type="float">
            <text:p>1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59,127,255])</text:p>
          </table:table-cell>
          <table:table-cell table:formula="of:=[.C186]+1" office:value-type="float" office:value="182" calcext:value-type="float">
            <text:p>1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41,0,165])</text:p>
          </table:table-cell>
          <table:table-cell table:formula="of:=[.C187]+1" office:value-type="float" office:value="183" calcext:value-type="float">
            <text:p>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03,82,165])</text:p>
          </table:table-cell>
          <table:table-cell table:formula="of:=[.C188]+1" office:value-type="float" office:value="184" calcext:value-type="float">
            <text:p>1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1,0,127])</text:p>
          </table:table-cell>
          <table:table-cell table:formula="of:=[.C189]+1" office:value-type="float" office:value="185" calcext:value-type="float">
            <text:p>1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9,63,127])</text:p>
          </table:table-cell>
          <table:table-cell table:formula="of:=[.C190]+1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0,76])</text:p>
          </table:table-cell>
          <table:table-cell table:formula="of:=[.C191]+1"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47,38,76])</text:p>
          </table:table-cell>
          <table:table-cell table:formula="of:=[.C192]+1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,0,38])</text:p>
          </table:table-cell>
          <table:table-cell table:formula="of:=[.C193]+1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3,19,38])</text:p>
          </table:table-cell>
          <table:table-cell table:formula="of:=[.C194]+1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255])</text:p>
          </table:table-cell>
          <table:table-cell table:formula="of:=[.C195]+1"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1,127,255])</text:p>
          </table:table-cell>
          <table:table-cell table:formula="of:=[.C196]+1" office:value-type="float" office:value="192" calcext:value-type="float">
            <text:p>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0,165])</text:p>
          </table:table-cell>
          <table:table-cell table:formula="of:=[.C197]+1" office:value-type="float" office:value="193" calcext:value-type="float">
            <text:p>1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4,82,165])</text:p>
          </table:table-cell>
          <table:table-cell table:formula="of:=[.C198]+1" office:value-type="float" office:value="194" calcext:value-type="float">
            <text:p>1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0,127])</text:p>
          </table:table-cell>
          <table:table-cell table:formula="of:=[.C199]+1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5,63,127])</text:p>
          </table:table-cell>
          <table:table-cell table:formula="of:=[.C200]+1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76])</text:p>
          </table:table-cell>
          <table:table-cell table:formula="of:=[.C201]+1" office:value-type="float" office:value="197" calcext:value-type="float">
            <text:p>1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7,38,76])</text:p>
          </table:table-cell>
          <table:table-cell table:formula="of:=[.C202]+1" office:value-type="float" office:value="198" calcext:value-type="float">
            <text:p>1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0,38])</text:p>
          </table:table-cell>
          <table:table-cell table:formula="of:=[.C203]+1" office:value-type="float" office:value="199" calcext:value-type="float">
            <text:p>1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8,19,38])</text:p>
          </table:table-cell>
          <table:table-cell table:formula="of:=[.C204]+1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1,0,255])</text:p>
          </table:table-cell>
          <table:table-cell table:formula="of:=[.C205]+1" office:value-type="float" office:value="201" calcext:value-type="float">
            <text:p>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23,127,255])</text:p>
          </table:table-cell>
          <table:table-cell table:formula="of:=[.C206]+1"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4,0,165])</text:p>
          </table:table-cell>
          <table:table-cell table:formula="of:=[.C207]+1" office:value-type="float" office:value="203" calcext:value-type="float">
            <text:p>2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45,82,165])</text:p>
          </table:table-cell>
          <table:table-cell table:formula="of:=[.C208]+1" office:value-type="float" office:value="204" calcext:value-type="float">
            <text:p>2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5,0,127])</text:p>
          </table:table-cell>
          <table:table-cell table:formula="of:=[.C209]+1"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11,63,127])</text:p>
          </table:table-cell>
          <table:table-cell table:formula="of:=[.C210]+1" office:value-type="float" office:value="206" calcext:value-type="float">
            <text:p>2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7,0,76])</text:p>
          </table:table-cell>
          <table:table-cell table:formula="of:=[.C211]+1" office:value-type="float" office:value="207" calcext:value-type="float">
            <text:p>2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6,38,76])</text:p>
          </table:table-cell>
          <table:table-cell table:formula="of:=[.C212]+1" office:value-type="float" office:value="208" calcext:value-type="float">
            <text:p>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8,0,38])</text:p>
          </table:table-cell>
          <table:table-cell table:formula="of:=[.C213]+1" office:value-type="float" office:value="209" calcext:value-type="float">
            <text:p>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3,19,38])</text:p>
          </table:table-cell>
          <table:table-cell table:formula="of:=[.C214]+1" office:value-type="float" office:value="210" calcext:value-type="float">
            <text:p>2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255])</text:p>
          </table:table-cell>
          <table:table-cell table:formula="of:=[.C215]+1" office:value-type="float" office:value="211" calcext:value-type="float">
            <text:p>2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255])</text:p>
          </table:table-cell>
          <table:table-cell table:formula="of:=[.C216]+1" office:value-type="float" office:value="212" calcext:value-type="float">
            <text:p>2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165])</text:p>
          </table:table-cell>
          <table:table-cell table:formula="of:=[.C217]+1" office:value-type="float" office:value="213" calcext:value-type="float">
            <text:p>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165])</text:p>
          </table:table-cell>
          <table:table-cell table:formula="of:=[.C218]+1" office:value-type="float" office:value="214" calcext:value-type="float">
            <text:p>2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127])</text:p>
          </table:table-cell>
          <table:table-cell table:formula="of:=[.C219]+1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127])</text:p>
          </table:table-cell>
          <table:table-cell table:formula="of:=[.C220]+1"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76])</text:p>
          </table:table-cell>
          <table:table-cell table:formula="of:=[.C221]+1" office:value-type="float" office:value="217" calcext:value-type="float">
            <text:p>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76])</text:p>
          </table:table-cell>
          <table:table-cell table:formula="of:=[.C222]+1"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38])</text:p>
          </table:table-cell>
          <table:table-cell table:formula="of:=[.C223]+1" office:value-type="float" office:value="219" calcext:value-type="float">
            <text:p>2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38])</text:p>
          </table:table-cell>
          <table:table-cell table:formula="of:=[.C224]+1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191])</text:p>
          </table:table-cell>
          <table:table-cell table:formula="of:=[.C225]+1" office:value-type="float" office:value="221" calcext:value-type="float">
            <text:p>2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223])</text:p>
          </table:table-cell>
          <table:table-cell table:formula="of:=[.C226]+1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124])</text:p>
          </table:table-cell>
          <table:table-cell table:formula="of:=[.C227]+1" office:value-type="float" office:value="223" calcext:value-type="float">
            <text:p>2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145])</text:p>
          </table:table-cell>
          <table:table-cell table:formula="of:=[.C228]+1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95])</text:p>
          </table:table-cell>
          <table:table-cell table:formula="of:=[.C229]+1" office:value-type="float" office:value="225" calcext:value-type="float">
            <text:p>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111])</text:p>
          </table:table-cell>
          <table:table-cell table:formula="of:=[.C230]+1" office:value-type="float" office:value="226" calcext:value-type="float">
            <text:p>2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57])</text:p>
          </table:table-cell>
          <table:table-cell table:formula="of:=[.C231]+1" office:value-type="float" office:value="227" calcext:value-type="float">
            <text:p>2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66])</text:p>
          </table:table-cell>
          <table:table-cell table:formula="of:=[.C232]+1"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28])</text:p>
          </table:table-cell>
          <table:table-cell table:formula="of:=[.C233]+1" office:value-type="float" office:value="229" calcext:value-type="float">
            <text:p>2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33])</text:p>
          </table:table-cell>
          <table:table-cell table:formula="of:=[.C234]+1"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127])</text:p>
          </table:table-cell>
          <table:table-cell table:formula="of:=[.C235]+1" office:value-type="float" office:value="231" calcext:value-type="float">
            <text:p>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191])</text:p>
          </table:table-cell>
          <table:table-cell table:formula="of:=[.C236]+1" office:value-type="float" office:value="232" calcext:value-type="float">
            <text:p>2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82])</text:p>
          </table:table-cell>
          <table:table-cell table:formula="of:=[.C237]+1" office:value-type="float" office:value="233" calcext:value-type="float">
            <text:p>2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124])</text:p>
          </table:table-cell>
          <table:table-cell table:formula="of:=[.C238]+1" office:value-type="float" office:value="234" calcext:value-type="float">
            <text:p>2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63])</text:p>
          </table:table-cell>
          <table:table-cell table:formula="of:=[.C239]+1"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95])</text:p>
          </table:table-cell>
          <table:table-cell table:formula="of:=[.C240]+1" office:value-type="float" office:value="236" calcext:value-type="float">
            <text:p>2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38])</text:p>
          </table:table-cell>
          <table:table-cell table:formula="of:=[.C241]+1" office:value-type="float" office:value="237" calcext:value-type="float">
            <text:p>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57])</text:p>
          </table:table-cell>
          <table:table-cell table:formula="of:=[.C242]+1" office:value-type="float" office:value="238" calcext:value-type="float">
            <text:p>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19])</text:p>
          </table:table-cell>
          <table:table-cell table:formula="of:=[.C243]+1" office:value-type="float" office:value="239" calcext:value-type="float">
            <text:p>2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28])</text:p>
          </table:table-cell>
          <table:table-cell table:formula="of:=[.C244]+1"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63])</text:p>
          </table:table-cell>
          <table:table-cell table:formula="of:=[.C245]+1" office:value-type="float" office:value="241" calcext:value-type="float">
            <text:p>2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159])</text:p>
          </table:table-cell>
          <table:table-cell table:formula="of:=[.C246]+1" office:value-type="float" office:value="242" calcext:value-type="float">
            <text:p>2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41])</text:p>
          </table:table-cell>
          <table:table-cell table:formula="of:=[.C247]+1" office:value-type="float" office:value="243" calcext:value-type="float">
            <text:p>2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103])</text:p>
          </table:table-cell>
          <table:table-cell table:formula="of:=[.C248]+1" office:value-type="float" office:value="244" calcext:value-type="float">
            <text:p>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31])</text:p>
          </table:table-cell>
          <table:table-cell table:formula="of:=[.C249]+1" office:value-type="float" office:value="245" calcext:value-type="float">
            <text:p>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79])</text:p>
          </table:table-cell>
          <table:table-cell table:formula="of:=[.C250]+1" office:value-type="float" office:value="246" calcext:value-type="float">
            <text:p>2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19])</text:p>
          </table:table-cell>
          <table:table-cell table:formula="of:=[.C251]+1" office:value-type="float" office:value="247" calcext:value-type="float">
            <text:p>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47])</text:p>
          </table:table-cell>
          <table:table-cell table:formula="of:=[.C252]+1" office:value-type="float" office:value="248" calcext:value-type="float">
            <text:p>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9])</text:p>
          </table:table-cell>
          <table:table-cell table:formula="of:=[.C253]+1" office:value-type="float" office:value="249" calcext:value-type="float">
            <text:p>2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23])</text:p>
          </table:table-cell>
          <table:table-cell table:formula="of:=[.C254]+1" office:value-type="float" office:value="250" calcext:value-type="float">
            <text:p>2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0])</text:p>
          </table:table-cell>
          <table:table-cell table:formula="of:=[.C255]+1" office:value-type="float" office:value="251" calcext:value-type="float">
            <text:p>2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1,51,51])</text:p>
          </table:table-cell>
          <table:table-cell table:formula="of:=[.C256]+1" office:value-type="float" office:value="252" calcext:value-type="float">
            <text:p>2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02,102,102])</text:p>
          </table:table-cell>
          <table:table-cell table:formula="of:=[.C257]+1" office:value-type="float" office:value="253" calcext:value-type="float">
            <text:p>2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53,153,153])</text:p>
          </table:table-cell>
          <table:table-cell table:formula="of:=[.C258]+1" office:value-type="float" office:value="254" calcext:value-type="float">
            <text:p>2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04,204,204])</text:p>
          </table:table-cell>
          <table:table-cell table:formula="of:=[.C259]+1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255])</text:p>
          </table:table-cell>
          <table:table-cell table:formula="of:=[.C260]+1" office:value-type="float" office:value="256" calcext:value-type="float">
            <text:p>256</text:p>
          </table:table-cell>
          <table:table-cell/>
        </table:table-row>
      </table:table>
      <table:table table:name="Sections" table:style-name="ta1">
        <table:table-column table:style-name="co1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R2000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 calcext:value-type="string">
            <text:p>AC1015</text:p>
          </table:table-cell>
          <table:table-cell/>
        </table:table-row>
        <table:table-row table:style-name="ro1">
          <table:table-cell office:value-type="string" calcext:value-type="string">
            <text:p>libdwg</text:p>
          </table:table-cell>
          <table:table-cell/>
          <table:table-cell table:style-name="ce25" office:value-type="string" calcext:value-type="string">
            <text:p>Inf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xHea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umbnail</text:p>
          </table:table-cell>
          <table:table-cell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AcDb:Header</text:p>
          </table:table-cell>
          <table:table-cell office:value-type="string" calcext:value-type="string">
            <text:p>Header Variab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string" calcext:value-type="string">
            <text:p>Handles</text:p>
          </table:table-cell>
          <table:table-cell office:value-type="string" calcext:value-type="string">
            <text:p>AcDb:Handles</text:p>
          </table:table-cell>
          <table:table-cell office:value-type="string" calcext:value-type="string">
            <text:p>Hand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st Obje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cond Hea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ASUREMENT</text:p>
          </table:table-cell>
          <table:table-cell/>
        </table:table-row>
      </table:table>
      <table:table table:name="variable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18"/>
        <table:table-column table:style-name="co20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nknown_0</text:p>
          </table:table-cell>
          <table:table-cell office:value-type="string" calcext:value-type="string">
            <text:p>412148564080.000000</text:p>
          </table:table-cell>
          <table:table-cell office:value-type="string" calcext:value-type="string">
            <text:p>BD 0</text:p>
          </table:table-cell>
        </table:table-row>
        <table:table-row table:style-name="ro1">
          <table:table-cell/>
          <table:table-cell office:value-type="string" calcext:value-type="string">
            <text:p>unknown_1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0</text:p>
          </table:table-cell>
        </table:table-row>
        <table:table-row table:style-name="ro1">
          <table:table-cell/>
          <table:table-cell office:value-type="string" calcext:value-type="string">
            <text:p>unknown_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0</text:p>
          </table:table-cell>
        </table:table-row>
        <table:table-row table:style-name="ro1">
          <table:table-cell/>
          <table:table-cell office:value-type="string" calcext:value-type="string">
            <text:p>unknown_3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0</text:p>
          </table:table-cell>
        </table:table-row>
        <table:table-row table:style-name="ro1">
          <table:table-cell/>
          <table:table-cell office:value-type="string" calcext:value-type="string">
            <text:p>unknown_text1</text:p>
          </table:table-cell>
          <table:table-cell office:value-type="string" calcext:value-type="string">
            <text:p>\"m\"</text:p>
          </table:table-cell>
          <table:table-cell office:value-type="string" calcext:value-type="string">
            <text:p>TV 0</text:p>
          </table:table-cell>
        </table:table-row>
        <table:table-row table:style-name="ro1">
          <table:table-cell/>
          <table:table-cell office:value-type="string" calcext:value-type="string">
            <text:p>unknown_text2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0</text:p>
          </table:table-cell>
        </table:table-row>
        <table:table-row table:style-name="ro1">
          <table:table-cell/>
          <table:table-cell office:value-type="string" calcext:value-type="string">
            <text:p>unknown_text3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0</text:p>
          </table:table-cell>
        </table:table-row>
        <table:table-row table:style-name="ro1">
          <table:table-cell/>
          <table:table-cell office:value-type="string" calcext:value-type="string">
            <text:p>unknown_text4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0</text:p>
          </table:table-cell>
        </table:table-row>
        <table:table-row table:style-name="ro1">
          <table:table-cell/>
          <table:table-cell office:value-type="string" calcext:value-type="string">
            <text:p>unknown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 0</text:p>
          </table:table-cell>
        </table:table-row>
        <table:table-row table:style-name="ro1">
          <table:table-cell/>
          <table:table-cell office:value-type="string" calcext:value-type="string">
            <text:p>unknown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 0</text:p>
          </table:table-cell>
        </table:table-row>
        <table:table-row table:style-name="ro1">
          <table:table-cell/>
          <table:table-cell office:value-type="string" calcext:value-type="string">
            <text:p>VPORT_ENTITY_HEADER</text:p>
          </table:table-cell>
          <table:table-cell office:value-type="string" calcext:value-type="string">
            <text:p>(5.2.2D3) abs:2D3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MA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LINE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ORTHO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REGEN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FILL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QTEXT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SLT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LIMCH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USRT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SKPO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ANGD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SPLFRA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MIRRT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WORLD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TILE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LIMCH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VISRE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SPSIL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ELLIP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ROXYGRAPH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TREEDEPTH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LUN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LUPR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AUN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AUPR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ATT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PD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PLINESE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TAB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TA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PLINE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HADE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HADEDI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NIT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MAXACTV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ISOL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CMLJU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TEXTQL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LTSCALE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TEXTSIZE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TRACEWID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SKETCHINC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FILLETRA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ANGBASE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50] <text:s/>0º</text:p>
          </table:table-cell>
        </table:table-row>
        <table:table-row table:style-name="ro1">
          <table:table-cell/>
          <table:table-cell office:value-type="string" calcext:value-type="string">
            <text:p>PDSIZE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PLINEWI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HAMFERA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HAMFERB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HAMFERC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HAMFER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FACETRES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MLSCALE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ELTSCALE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\".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TDCREATE</text:p>
          </table:table-cell>
          <table:table-cell office:value-type="string" calcext:value-type="string">
            <text:p>2455578.09067130 <text:s/>(2454762, 70510234)</text:p>
          </table:table-cell>
          <table:table-cell office:value-type="string" calcext:value-type="string">
            <text:p>TIMEBLL 40</text:p>
          </table:table-cell>
        </table:table-row>
        <table:table-row table:style-name="ro1">
          <table:table-cell/>
          <table:table-cell office:value-type="string" calcext:value-type="string">
            <text:p>TDUPDATE</text:p>
          </table:table-cell>
          <table:table-cell office:value-type="string" calcext:value-type="string">
            <text:p>2459193.29629630 <text:s/>(2458927, 23008000)</text:p>
          </table:table-cell>
          <table:table-cell office:value-type="string" calcext:value-type="string">
            <text:p>TIMEBLL 40</text:p>
          </table:table-cell>
        </table:table-row>
        <table:table-row table:style-name="ro1">
          <table:table-cell/>
          <table:table-cell office:value-type="string" calcext:value-type="string">
            <text:p>TDINDWG</text:p>
          </table:table-cell>
          <table:table-cell office:value-type="string" calcext:value-type="string">
            <text:p>72.46962963 <text:s/>(0, 6261376)</text:p>
          </table:table-cell>
          <table:table-cell office:value-type="string" calcext:value-type="string">
            <text:p>TIMEBLL 40</text:p>
          </table:table-cell>
        </table:table-row>
        <table:table-row table:style-name="ro1">
          <table:table-cell/>
          <table:table-cell office:value-type="string" calcext:value-type="string">
            <text:p>TDUSRTIMER</text:p>
          </table:table-cell>
          <table:table-cell office:value-type="string" calcext:value-type="string">
            <text:p>72.46818287 <text:s/>(0, 6261251)</text:p>
          </table:table-cell>
          <table:table-cell office:value-type="string" calcext:value-type="string">
            <text:p>TIMEBLL 40</text:p>
          </table:table-cell>
        </table:table-row>
        <table:table-row table:style-name="ro1">
          <table:table-cell/>
          <table:table-cell office:value-type="string" calcext:value-type="string">
            <text:p>CECOLOR.index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MC.BS 62</text:p>
          </table:table-cell>
        </table:table-row>
        <table:table-row table:style-name="ro1">
          <table:table-cell/>
          <table:table-cell office:value-type="string" calcext:value-type="string">
            <text:p>HANDSEED</text:p>
          </table:table-cell>
          <table:table-cell office:value-type="string" calcext:value-type="string">
            <text:p>0.2.BE7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CLAYER</text:p>
          </table:table-cell>
          <table:table-cell office:value-type="string" calcext:value-type="string">
            <text:p>(5.1.8A) abs:8A</text:p>
          </table:table-cell>
          <table:table-cell office:value-type="string" calcext:value-type="string">
            <text:p>H 8</text:p>
          </table:table-cell>
        </table:table-row>
        <table:table-row table:style-name="ro1">
          <table:table-cell/>
          <table:table-cell office:value-type="string" calcext:value-type="string">
            <text:p>TEXTSTYLE</text:p>
          </table:table-cell>
          <table:table-cell office:value-type="string" calcext:value-type="string">
            <text:p>(5.1.11) abs:11</text:p>
          </table:table-cell>
          <table:table-cell office:value-type="string" calcext:value-type="string">
            <text:p>H 7</text:p>
          </table:table-cell>
        </table:table-row>
        <table:table-row table:style-name="ro1">
          <table:table-cell/>
          <table:table-cell office:value-type="string" calcext:value-type="string">
            <text:p>CELTYPE</text:p>
          </table:table-cell>
          <table:table-cell office:value-type="string" calcext:value-type="string">
            <text:p>(5.1.15) abs:15</text:p>
          </table:table-cell>
          <table:table-cell office:value-type="string" calcext:value-type="string">
            <text:p>H 6</text:p>
          </table:table-cell>
        </table:table-row>
        <table:table-row table:style-name="ro1">
          <table:table-cell/>
          <table:table-cell office:value-type="string" calcext:value-type="string">
            <text:p>DIMSTYLE</text:p>
          </table:table-cell>
          <table:table-cell office:value-type="string" calcext:value-type="string">
            <text:p>(5.1.27) abs:27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CMLSTYLE</text:p>
          </table:table-cell>
          <table:table-cell office:value-type="string" calcext:value-type="string">
            <text:p>(5.1.18) abs:18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PSVPSCALE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PINSBASE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EXTMIN</text:p>
          </table:table-cell>
          <table:table-cell office:value-type="string" calcext:value-type="string">
            <text:p>(100000000000000000000.000000, 100000000000000000000.000000, 10000000000000000000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EXTMAX</text:p>
          </table:table-cell>
          <table:table-cell office:value-type="string" calcext:value-type="string">
            <text:p>(-100000000000000000000.000000, -100000000000000000000.000000, -10000000000000000000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LIMMIN</text:p>
          </table:table-cell>
          <table:table-cell office:value-type="string" calcext:value-type="string">
            <text:p>(-6.350006, -6.350000)</text:p>
          </table:table-cell>
          <table:table-cell office:value-type="string" calcext:value-type="string">
            <text:p>2RD 10</text:p>
          </table:table-cell>
        </table:table-row>
        <table:table-row table:style-name="ro1">
          <table:table-cell/>
          <table:table-cell office:value-type="string" calcext:value-type="string">
            <text:p>PLIMMAX</text:p>
          </table:table-cell>
          <table:table-cell office:value-type="string" calcext:value-type="string">
            <text:p>(273.049988, 209.549994)</text:p>
          </table:table-cell>
          <table:table-cell office:value-type="string" calcext:value-type="string">
            <text:p>2RD 10</text:p>
          </table:table-cell>
        </table:table-row>
        <table:table-row table:style-name="ro1">
          <table:table-cell/>
          <table:table-cell office:value-type="string" calcext:value-type="string">
            <text:p>PELEVATION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PUCSORG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XDIR</text:p>
          </table:table-cell>
          <table:table-cell office:value-type="string" calcext:value-type="string">
            <text:p>(1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YDIR</text:p>
          </table:table-cell>
          <table:table-cell office:value-type="string" calcext:value-type="string">
            <text:p>(0.000000, 1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NAME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PUCSORTHOREF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PUCSORTH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PUCSBASE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PUCSORGTOP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BOTTOM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LEF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RIGH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FRON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BACK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INSBASE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EXTMIN</text:p>
          </table:table-cell>
          <table:table-cell office:value-type="string" calcext:value-type="string">
            <text:p>(-2680430.068109, -1672547.179548, -218.767599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EXTMAX</text:p>
          </table:table-cell>
          <table:table-cell office:value-type="string" calcext:value-type="string">
            <text:p>(860276.021790, 1053820.515069, 218.767599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LIMMIN</text:p>
          </table:table-cell>
          <table:table-cell office:value-type="string" calcext:value-type="string">
            <text:p>(0.000000, 0.000000)</text:p>
          </table:table-cell>
          <table:table-cell office:value-type="string" calcext:value-type="string">
            <text:p>2RD 10</text:p>
          </table:table-cell>
        </table:table-row>
        <table:table-row table:style-name="ro1">
          <table:table-cell/>
          <table:table-cell office:value-type="string" calcext:value-type="string">
            <text:p>LIMMAX</text:p>
          </table:table-cell>
          <table:table-cell office:value-type="string" calcext:value-type="string">
            <text:p>(420.000000, 297.000000)</text:p>
          </table:table-cell>
          <table:table-cell office:value-type="string" calcext:value-type="string">
            <text:p>2RD 10</text:p>
          </table:table-cell>
        </table:table-row>
        <table:table-row table:style-name="ro1">
          <table:table-cell/>
          <table:table-cell office:value-type="string" calcext:value-type="string">
            <text:p>ELEVATION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CSORG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XDIR</text:p>
          </table:table-cell>
          <table:table-cell office:value-type="string" calcext:value-type="string">
            <text:p>(1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YDIR</text:p>
          </table:table-cell>
          <table:table-cell office:value-type="string" calcext:value-type="string">
            <text:p>(0.000000, 1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NAME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UCSORTHOREF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UCSORTH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CSBASE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UCSORGTOP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BOTTOM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LEF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RIGH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FRON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BACK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DIMPOST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DIMAPOST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DIMSCALE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ASZ</text:p>
          </table:table-cell>
          <table:table-cell office:value-type="string" calcext:value-type="string">
            <text:p>2.5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EXO</text:p>
          </table:table-cell>
          <table:table-cell office:value-type="string" calcext:value-type="string">
            <text:p>0.625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DLI</text:p>
          </table:table-cell>
          <table:table-cell office:value-type="string" calcext:value-type="string">
            <text:p>3.75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EXE</text:p>
          </table:table-cell>
          <table:table-cell office:value-type="string" calcext:value-type="string">
            <text:p>1.25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RN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DLE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P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M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L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I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O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Z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Z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XT</text:p>
          </table:table-cell>
          <table:table-cell office:value-type="string" calcext:value-type="string">
            <text:p>2.5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CEN</text:p>
          </table:table-cell>
          <table:table-cell office:value-type="string" calcext:value-type="string">
            <text:p>2.5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SZ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ALTF</text:p>
          </table:table-cell>
          <table:table-cell office:value-type="string" calcext:value-type="string">
            <text:p>0.03937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LFAC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VP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FAC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GAP</text:p>
          </table:table-cell>
          <table:table-cell office:value-type="string" calcext:value-type="string">
            <text:p>0.625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ALTRN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A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AL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O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OX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CLRD.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C.BS 70</text:p>
          </table:table-cell>
        </table:table-row>
        <table:table-row table:style-name="ro1">
          <table:table-cell/>
          <table:table-cell office:value-type="string" calcext:value-type="string">
            <text:p>DIMCLRE.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C.BS 70</text:p>
          </table:table-cell>
        </table:table-row>
        <table:table-row table:style-name="ro1">
          <table:table-cell/>
          <table:table-cell office:value-type="string" calcext:value-type="string">
            <text:p>DIMCLRT.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C.BS 70</text:p>
          </table:table-cell>
        </table:table-row>
        <table:table-row table:style-name="ro1">
          <table:table-cell/>
          <table:table-cell office:value-type="string" calcext:value-type="string">
            <text:p>DIMAD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L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LT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LU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DSE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MO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JU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S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OL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Z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L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LT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U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ATF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XSTY</text:p>
          </table:table-cell>
          <table:table-cell office:value-type="string" calcext:value-type="string">
            <text:p>(5.1.11) abs:11</text:p>
          </table:table-cell>
          <table:table-cell office:value-type="string" calcext:value-type="string">
            <text:p>H 7</text:p>
          </table:table-cell>
        </table:table-row>
        <table:table-row table:style-name="ro1">
          <table:table-cell/>
          <table:table-cell office:value-type="string" calcext:value-type="string">
            <text:p>DIMLDRBLK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1</text:p>
          </table:table-cell>
        </table:table-row>
        <table:table-row table:style-name="ro1">
          <table:table-cell/>
          <table:table-cell office:value-type="string" calcext:value-type="string">
            <text:p>DIMBLK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1</text:p>
          </table:table-cell>
        </table:table-row>
        <table:table-row table:style-name="ro1">
          <table:table-cell/>
          <table:table-cell office:value-type="string" calcext:value-type="string">
            <text:p>DIMBLK1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1</text:p>
          </table:table-cell>
        </table:table-row>
        <table:table-row table:style-name="ro1">
          <table:table-cell/>
          <table:table-cell office:value-type="string" calcext:value-type="string">
            <text:p>DIMBLK2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1</text:p>
          </table:table-cell>
        </table:table-row>
        <table:table-row table:style-name="ro1">
          <table:table-cell/>
          <table:table-cell office:value-type="string" calcext:value-type="string">
            <text:p>DIMLWD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Sd 70</text:p>
          </table:table-cell>
        </table:table-row>
        <table:table-row table:style-name="ro1">
          <table:table-cell/>
          <table:table-cell office:value-type="string" calcext:value-type="string">
            <text:p>DIMLW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Sd 70</text:p>
          </table:table-cell>
        </table:table-row>
        <table:table-row table:style-name="ro1">
          <table:table-cell/>
          <table:table-cell office:value-type="string" calcext:value-type="string">
            <text:p>BLOCK_CONTROL_OBJECT</text:p>
          </table:table-cell>
          <table:table-cell office:value-type="string" calcext:value-type="string">
            <text:p>(3.1.1) abs:1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AYER_CONTROL_OBJECT</text:p>
          </table:table-cell>
          <table:table-cell office:value-type="string" calcext:value-type="string">
            <text:p>(3.1.2) abs:2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STYLE_CONTROL_OBJECT</text:p>
          </table:table-cell>
          <table:table-cell office:value-type="string" calcext:value-type="string">
            <text:p>(3.1.3) abs:3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TYPE_CONTROL_OBJECT</text:p>
          </table:table-cell>
          <table:table-cell office:value-type="string" calcext:value-type="string">
            <text:p>(3.1.5) abs:5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VIEW_CONTROL_OBJECT</text:p>
          </table:table-cell>
          <table:table-cell office:value-type="string" calcext:value-type="string">
            <text:p>(3.1.6) abs:6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UCS_CONTROL_OBJECT</text:p>
          </table:table-cell>
          <table:table-cell office:value-type="string" calcext:value-type="string">
            <text:p>(3.1.7) abs:7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VPORT_CONTROL_OBJECT</text:p>
          </table:table-cell>
          <table:table-cell office:value-type="string" calcext:value-type="string">
            <text:p>(3.1.8) abs:8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APPID_CONTROL_OBJECT</text:p>
          </table:table-cell>
          <table:table-cell office:value-type="string" calcext:value-type="string">
            <text:p>(3.1.9) abs:9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MSTYLE_CONTROL_OBJECT</text:p>
          </table:table-cell>
          <table:table-cell office:value-type="string" calcext:value-type="string">
            <text:p>(3.1.A) abs:A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VPORT_ENTITY_CONTROL_OBJECT</text:p>
          </table:table-cell>
          <table:table-cell office:value-type="string" calcext:value-type="string">
            <text:p>(3.2.2D1) abs:2D1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ACAD_GROUP</text:p>
          </table:table-cell>
          <table:table-cell office:value-type="string" calcext:value-type="string">
            <text:p>(5.1.D) abs:D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ACAD_MLINESTYLE</text:p>
          </table:table-cell>
          <table:table-cell office:value-type="string" calcext:value-type="string">
            <text:p>(5.1.17) abs:17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NAMED_OBJECT</text:p>
          </table:table-cell>
          <table:table-cell office:value-type="string" calcext:value-type="string">
            <text:p>(3.1.C) abs:C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TSTACKAL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TSTACKSIZ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HYPERLINKBASE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STYLESHEET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DICTIONARY_LAYOUT</text:p>
          </table:table-cell>
          <table:table-cell office:value-type="string" calcext:value-type="string">
            <text:p>(5.1.1A) abs:1A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PLOTSETTINGS</text:p>
          </table:table-cell>
          <table:table-cell office:value-type="string" calcext:value-type="string">
            <text:p>(5.1.19) abs:19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PLOTSTYLENAME</text:p>
          </table:table-cell>
          <table:table-cell office:value-type="string" calcext:value-type="string">
            <text:p>(5.1.E) abs:E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FLAGS</text:p>
          </table:table-cell>
          <table:table-cell office:value-type="string" calcext:value-type="string">
            <text:p>0x2a1d</text:p>
          </table:table-cell>
          <table:table-cell office:value-type="string" calcext:value-type="string">
            <text:p>BLx 70</text:p>
          </table:table-cell>
        </table:table-row>
        <table:table-row table:style-name="ro1">
          <table:table-cell/>
          <table:table-cell office:value-type="string" calcext:value-type="string">
            <text:p>CELWE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Sd 370</text:p>
          </table:table-cell>
        </table:table-row>
        <table:table-row table:style-name="ro1">
          <table:table-cell/>
          <table:table-cell office:value-type="string" calcext:value-type="string">
            <text:p>ENDCAPS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RC 280</text:p>
          </table:table-cell>
        </table:table-row>
        <table:table-row table:style-name="ro1">
          <table:table-cell/>
          <table:table-cell office:value-type="string" calcext:value-type="string">
            <text:p>JOINSTYL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RC 280</text:p>
          </table:table-cell>
        </table:table-row>
        <table:table-row table:style-name="ro1">
          <table:table-cell/>
          <table:table-cell office:value-type="string" calcext:value-type="string">
            <text:p>LW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X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EXTN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PSTYLE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OLE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INS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CEPSN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FINGERPRINTGUID</text:p>
          </table:table-cell>
          <table:table-cell office:value-type="string" calcext:value-type="string">
            <text:p>\"{FDEAD578-A652-11D2-9A35-0060089B3A3F}\"</text:p>
          </table:table-cell>
          <table:table-cell office:value-type="string" calcext:value-type="string">
            <text:p>TV 2</text:p>
          </table:table-cell>
        </table:table-row>
        <table:table-row table:style-name="ro1">
          <table:table-cell/>
          <table:table-cell office:value-type="string" calcext:value-type="string">
            <text:p>VERSIONGUID</text:p>
          </table:table-cell>
          <table:table-cell office:value-type="string" calcext:value-type="string">
            <text:p>\"{29CEDF97-452F-AB4F-9A5A-E57E83290632}\"</text:p>
          </table:table-cell>
          <table:table-cell office:value-type="string" calcext:value-type="string">
            <text:p>TV 2</text:p>
          </table:table-cell>
        </table:table-row>
        <table:table-row table:style-name="ro1">
          <table:table-cell/>
          <table:table-cell office:value-type="string" calcext:value-type="string">
            <text:p>BLOCK_RECORD_PSPACE</text:p>
          </table:table-cell>
          <table:table-cell office:value-type="string" calcext:value-type="string">
            <text:p>(5.1.55) abs:55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BLOCK_RECORD_MSPACE</text:p>
          </table:table-cell>
          <table:table-cell office:value-type="string" calcext:value-type="string">
            <text:p>(5.1.1F) abs:1F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TYPE_BYLAYER</text:p>
          </table:table-cell>
          <table:table-cell office:value-type="string" calcext:value-type="string">
            <text:p>(5.1.15) abs:15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TYPE_BYBLOCK</text:p>
          </table:table-cell>
          <table:table-cell office:value-type="string" calcext:value-type="string">
            <text:p>(5.1.14) abs:14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TYPE_CONTINUOUS</text:p>
          </table:table-cell>
          <table:table-cell office:value-type="string" calcext:value-type="string">
            <text:p>(5.1.16) abs:16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unknown_54</text:p>
          </table:table-cell>
          <table:table-cell office:value-type="float" office:value="33157" calcext:value-type="float">
            <text:p>33157</text:p>
          </table:table-cell>
          <table:table-cell office:value-type="string" calcext:value-type="string">
            <text:p>BS 0</text:p>
          </table:table-cell>
        </table:table-row>
        <table:table-row table:style-name="ro1">
          <table:table-cell/>
          <table:table-cell office:value-type="string" calcext:value-type="string">
            <text:p>unknown_55</text:p>
          </table:table-cell>
          <table:table-cell office:value-type="float" office:value="11426" calcext:value-type="float">
            <text:p>11426</text:p>
          </table:table-cell>
          <table:table-cell office:value-type="string" calcext:value-type="string">
            <text:p>BS 0</text:p>
          </table:table-cell>
        </table:table-row>
        <table:table-row table:style-name="ro1">
          <table:table-cell/>
          <table:table-cell office:value-type="string" calcext:value-type="string">
            <text:p>unknown_56</text:p>
          </table:table-cell>
          <table:table-cell office:value-type="float" office:value="52689" calcext:value-type="float">
            <text:p>52689</text:p>
          </table:table-cell>
          <table:table-cell office:value-type="string" calcext:value-type="string">
            <text:p>BS 0</text:p>
          </table:table-cell>
        </table:table-row>
        <table:table-row table:style-name="ro1">
          <table:table-cell/>
          <table:table-cell office:value-type="string" calcext:value-type="string">
            <text:p>unknown_57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BS 0</text:p>
          </table:table-cell>
        </table:table-row>
        <table:table-row table:style-name="ro1" table:number-rows-repeated="10483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evHelp" table:style-name="ta1">
        <table:table-column table:style-name="co1" table:default-cell-style-name="ce42"/>
        <table:table-column table:style-name="co1" table:default-cell-style-name="ce34"/>
        <table:table-column table:style-name="co1" table:default-cell-style-name="ce42"/>
        <table:table-column table:style-name="co1" table:default-cell-style-name="Default"/>
        <table:table-row table:style-name="ro1">
          <table:table-cell table:style-name="Default" office:value-type="string" calcext:value-type="string">
            <text:p>Ayuda para el desarrollado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6" office:value-type="string" calcext:value-type="string" table:number-columns-spanned="3" table:number-rows-spanned="1">
            <text:p>cModel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29"/>
          <table:table-cell table:style-name="Default" table:number-columns-repeated="2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Layers</text:p>
          </table:table-cell>
          <table:covered-table-cell table:style-name="ce42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2"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 cambio label por name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froz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style-name="ce32" office:value-type="string" calcext:value-type="string">
            <text:p>lock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Lo correcto es Loked y no Lock</text:p>
          </table:table-cell>
        </table:table-row>
        <table:table-row table:style-name="ro1">
          <table:table-cell table:style-name="ce32" office:value-type="string" calcext:value-type="string">
            <text:p>co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ara evitar confusiones con clases nativas de gambas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ce32"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table:style-name="ce35" office:value-type="string" calcext:value-type="string">
            <text:p>Cambio a pedido de Terco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Styles</text:p>
          </table:table-cell>
          <table:covered-table-cell table:style-name="ce42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3" office:value-type="string" calcext:value-type="string">
            <text:p>nam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Widths</text:p>
          </table:table-cell>
          <table:covered-table-cell table:style-name="ce42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3" office:value-type="string" calcext:value-type="string">
            <text:p>valu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DimSts</text:p>
          </table:table-cell>
          <table:covered-table-cell table:style-name="ce42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3" office:value-type="string" calcext:value-type="string">
            <text:p>nam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Fonts</text:p>
          </table:table-cell>
          <table:covered-table-cell table:style-name="ce42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3" office:value-type="string" calcext:value-type="string">
            <text:p>nam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table table:name="DXF_Header_variabl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ce18"/>
        <table:table-row table:style-name="ro1">
          <table:table-cell/>
          <table:table-cell table:style-name="ce47" office:value-type="string" calcext:value-type="string">
            <text:p>Variable</text:p>
          </table:table-cell>
          <table:table-cell table:style-name="ce48" office:value-type="string" calcext:value-type="string">
            <text:p>Sample value</text:p>
          </table:table-cell>
        </table:table-row>
        <table:table-row table:style-name="ro1">
          <table:table-cell/>
          <table:table-cell office:value-type="string" calcext:value-type="string">
            <text:p>ACADVER</text:p>
          </table:table-cell>
          <table:table-cell office:value-type="string" calcext:value-type="string">
            <text:p>AC1015</text:p>
          </table:table-cell>
        </table:table-row>
        <table:table-row table:style-name="ro1">
          <table:table-cell/>
          <table:table-cell office:value-type="string" calcext:value-type="string">
            <text:p>ACADMAINTV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DWGCODEPAGE</text:p>
          </table:table-cell>
          <table:table-cell office:value-type="string" calcext:value-type="string">
            <text:p>ANSI_1252</text:p>
          </table:table-cell>
        </table:table-row>
        <table:table-row table:style-name="ro1">
          <table:table-cell/>
          <table:table-cell office:value-type="string" calcext:value-type="string">
            <text:p>INSBASE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EXTMIN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EXTMAX</text:p>
          </table:table-cell>
          <table:table-cell table:style-name="ce50" office:value-type="time" office:time-value="PT424H57M00S" calcext:value-type="time">
            <text:p>424:57:00</text:p>
          </table:table-cell>
        </table:table-row>
        <table:table-row table:style-name="ro1">
          <table:table-cell/>
          <table:table-cell office:value-type="string" calcext:value-type="string">
            <text:p>LIMMIN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LIMMAX</text:p>
          </table:table-cell>
          <table:table-cell table:style-name="ce50" office:value-type="time" office:time-value="PT424H57M00S" calcext:value-type="time">
            <text:p>424:57:00</text:p>
          </table:table-cell>
        </table:table-row>
        <table:table-row table:style-name="ro1">
          <table:table-cell/>
          <table:table-cell office:value-type="string" calcext:value-type="string">
            <text:p>ORTHOM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GENM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LLM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TEXTM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RR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T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TTM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XTSIZE</text:p>
          </table:table-cell>
          <table:table-cell office:value-type="string" calcext:value-type="string">
            <text:p>148.955461776538</text:p>
          </table:table-cell>
        </table:table-row>
        <table:table-row table:style-name="ro1">
          <table:table-cell/>
          <table:table-cell office:value-type="string" calcext:value-type="string">
            <text:p>TRACEW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XTSTYL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/>
          <table:table-cell office:value-type="string" calcext:value-type="string">
            <text:p>CLA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LTYPE</text:p>
          </table:table-cell>
          <table:table-cell office:value-type="string" calcext:value-type="string">
            <text:p>ByLayer</text:p>
          </table:table-cell>
        </table:table-row>
        <table:table-row table:style-name="ro1">
          <table:table-cell/>
          <table:table-cell office:value-type="string" calcext:value-type="string">
            <text:p>CECOL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LT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SPSIL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SCAL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MA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MEXO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/>
          <table:table-cell office:value-type="string" calcext:value-type="string">
            <text:p>DIMD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MR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EXE</text:p>
          </table:table-cell>
          <table:table-cell office:value-type="string" calcext:value-type="string">
            <text:p>0.0005</text:p>
          </table:table-cell>
        </table:table-row>
        <table:table-row table:style-name="ro1">
          <table:table-cell/>
          <table:table-cell office:value-type="string" calcext:value-type="string">
            <text:p>DIMT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MCEN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/>
          <table:table-cell office:value-type="string" calcext:value-type="string">
            <text:p>DIMT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L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I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O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SE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SE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MZ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BLK</text:p>
          </table:table-cell>
          <table:table-cell office:value-type="string" calcext:value-type="string">
            <text:p>_ArchTick</text:p>
          </table:table-cell>
        </table:table-row>
        <table:table-row table:style-name="ro1">
          <table:table-cell/>
          <table:table-cell office:value-type="string" calcext:value-type="string">
            <text:p>DIMA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MS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MP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AP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A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ALT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MALTF</text:p>
          </table:table-cell>
          <table:table-cell office:value-type="string" calcext:value-type="string">
            <text:p>25.4</text:p>
          </table:table-cell>
        </table:table-row>
        <table:table-row table:style-name="ro1">
          <table:table-cell/>
          <table:table-cell office:value-type="string" calcext:value-type="string">
            <text:p>DIMLF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MTOF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V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SOX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S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BLK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BLK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STYL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/>
          <table:table-cell office:value-type="string" calcext:value-type="string">
            <text:p>DIMCL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CL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CL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F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MGAP</text:p>
          </table:table-cell>
          <table:table-cell office:value-type="string" calcext:value-type="string">
            <text:p>0.0005</text:p>
          </table:table-cell>
        </table:table-row>
        <table:table-row table:style-name="ro1">
          <table:table-cell/>
          <table:table-cell office:value-type="string" calcext:value-type="string">
            <text:p>DIMJU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SD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SD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TOL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MTZ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AL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ALT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UP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D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MTDE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ALT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MALTT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MTXSTY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/>
          <table:table-cell office:value-type="string" calcext:value-type="string">
            <text:p>DIMAU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MADE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ALTR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AZ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DSEP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DIMATF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MFRA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MLDRBLK</text:p>
          </table:table-cell>
          <table:table-cell office:value-type="string" calcext:value-type="string">
            <text:p>_DotBlank</text:p>
          </table:table-cell>
        </table:table-row>
        <table:table-row table:style-name="ro1">
          <table:table-cell/>
          <table:table-cell office:value-type="string" calcext:value-type="string">
            <text:p>DIMLU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MLWD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IMLW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IMT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UNITS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/>
          <table:table-cell office:value-type="string" calcext:value-type="string">
            <text:p>LUPR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KETCH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LLETR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UN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UPRE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ELE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ELE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MCH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HAMFE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HAMFER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HAMFER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HAMFE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KPOL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DCREATE</text:p>
          </table:table-cell>
          <table:table-cell office:value-type="string" calcext:value-type="string">
            <text:p>2453292.064549</text:p>
          </table:table-cell>
        </table:table-row>
        <table:table-row table:style-name="ro1">
          <table:table-cell/>
          <table:table-cell office:value-type="string" calcext:value-type="string">
            <text:p>TDUCREATE</text:p>
          </table:table-cell>
          <table:table-cell office:value-type="string" calcext:value-type="string">
            <text:p>2453292.064549</text:p>
          </table:table-cell>
        </table:table-row>
        <table:table-row table:style-name="ro1">
          <table:table-cell/>
          <table:table-cell office:value-type="string" calcext:value-type="string">
            <text:p>TDUPDATE</text:p>
          </table:table-cell>
          <table:table-cell office:value-type="string" calcext:value-type="string">
            <text:p>2458240.6465736</text:p>
          </table:table-cell>
        </table:table-row>
        <table:table-row table:style-name="ro1">
          <table:table-cell/>
          <table:table-cell office:value-type="string" calcext:value-type="string">
            <text:p>TDUUPDATE</text:p>
          </table:table-cell>
          <table:table-cell office:value-type="string" calcext:value-type="string">
            <text:p>2458240.6465736</text:p>
          </table:table-cell>
        </table:table-row>
        <table:table-row table:style-name="ro1">
          <table:table-cell/>
          <table:table-cell office:value-type="string" calcext:value-type="string">
            <text:p>TDINDWG</text:p>
          </table:table-cell>
          <table:table-cell office:value-type="string" calcext:value-type="string">
            <text:p>0.56758077</text:p>
          </table:table-cell>
        </table:table-row>
        <table:table-row table:style-name="ro1">
          <table:table-cell/>
          <table:table-cell office:value-type="string" calcext:value-type="string">
            <text:p>TDUSRTIMER</text:p>
          </table:table-cell>
          <table:table-cell office:value-type="string" calcext:value-type="string">
            <text:p>2458240.64553047</text:p>
          </table:table-cell>
        </table:table-row>
        <table:table-row table:style-name="ro1">
          <table:table-cell/>
          <table:table-cell office:value-type="string" calcext:value-type="string">
            <text:p>USRTI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GBASE</text:p>
          </table:table-cell>
          <table:table-cell office:value-type="string" calcext:value-type="string">
            <text:p>0.0 <text:s text:c="12"/></text:p>
          </table:table-cell>
        </table:table-row>
        <table:table-row table:style-name="ro1">
          <table:table-cell/>
          <table:table-cell office:value-type="string" calcext:value-type="string">
            <text:p>ANGD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DM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DSI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LINEW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LFR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LINETYP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PLINESEG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ANDSEED</text:p>
          </table:table-cell>
          <table:table-cell office:value-type="string" calcext:value-type="string">
            <text:p>5B6</text:p>
          </table:table-cell>
        </table:table-row>
        <table:table-row table:style-name="ro1">
          <table:table-cell/>
          <table:table-cell office:value-type="string" calcext:value-type="string">
            <text:p>SURFTAB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RFTAB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RFTYP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RF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RF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UCSB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CS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CSORG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UCSXDIR</text:p>
          </table:table-cell>
          <table:table-cell table:style-name="ce49" office:value-type="time" office:time-value="PT01H00M00S" calcext:value-type="time">
            <text:p>01:00:00</text:p>
          </table:table-cell>
        </table:table-row>
        <table:table-row table:style-name="ro1">
          <table:table-cell/>
          <table:table-cell office:value-type="string" calcext:value-type="string">
            <text:p>UCSYDIR</text:p>
          </table:table-cell>
          <table:table-cell table:style-name="ce49" office:value-type="time" office:time-value="PT00H01M00S" calcext:value-type="time">
            <text:p>00:01:00</text:p>
          </table:table-cell>
        </table:table-row>
        <table:table-row table:style-name="ro1">
          <table:table-cell/>
          <table:table-cell office:value-type="string" calcext:value-type="string">
            <text:p>UCSORTHOR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CSORTHOVIE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CSORGTOP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UCSORGBOTTOM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UCSORGLEFT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UCSORGRIGHT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UCSORGFRONT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UCSORGBACK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PUCSB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CS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CSORG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PUCSXDIR</text:p>
          </table:table-cell>
          <table:table-cell table:style-name="ce49" office:value-type="time" office:time-value="PT01H00M00S" calcext:value-type="time">
            <text:p>01:00:00</text:p>
          </table:table-cell>
        </table:table-row>
        <table:table-row table:style-name="ro1">
          <table:table-cell/>
          <table:table-cell office:value-type="string" calcext:value-type="string">
            <text:p>PUCSYDIR</text:p>
          </table:table-cell>
          <table:table-cell table:style-name="ce49" office:value-type="time" office:time-value="PT00H01M00S" calcext:value-type="time">
            <text:p>00:01:00</text:p>
          </table:table-cell>
        </table:table-row>
        <table:table-row table:style-name="ro1">
          <table:table-cell/>
          <table:table-cell office:value-type="string" calcext:value-type="string">
            <text:p>PUCSORTHOR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CSORTHOVIE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CSORGTOP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PUCSORGBOTTOM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PUCSORGLEFT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PUCSORGRIGHT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PUCSORGFRONT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PUCSORGBACK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USERI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ERI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ERI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ERI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ERI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ER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ER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ERR3</text:p>
          </table:table-cell>
          <table:table-cell office:value-type="string" calcext:value-type="string">
            <text:p>tex</text:p>
          </table:table-cell>
        </table:table-row>
        <table:table-row table:style-name="ro1">
          <table:table-cell/>
          <table:table-cell office:value-type="string" calcext:value-type="string">
            <text:p>USER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ER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ORLD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ADED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HADEDIF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TILEM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ACTVP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PINSBASE</text:p>
          </table:table-cell>
          <table:table-cell table:style-name="ce49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office:value-type="string" calcext:value-type="string">
            <text:p>PLIMCH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EXTMIN</text:p>
          </table:table-cell>
          <table:table-cell office:value-type="string" calcext:value-type="string">
            <text:p>26.6699987888336:20.3199987888336:0</text:p>
          </table:table-cell>
        </table:table-row>
        <table:table-row table:style-name="ro1">
          <table:table-cell/>
          <table:table-cell office:value-type="string" calcext:value-type="string">
            <text:p>PEXTMAX</text:p>
          </table:table-cell>
          <table:table-cell office:value-type="string" calcext:value-type="string">
            <text:p>240.029989099503:182.879989099503:0</text:p>
          </table:table-cell>
        </table:table-row>
        <table:table-row table:style-name="ro1">
          <table:table-cell/>
          <table:table-cell office:value-type="string" calcext:value-type="string">
            <text:p>PLIMMIN</text:p>
          </table:table-cell>
          <table:table-cell office:value-type="string" calcext:value-type="string">
            <text:p>-6.35000610351563:-6.34999990463257:0</text:p>
          </table:table-cell>
        </table:table-row>
        <table:table-row table:style-name="ro1">
          <table:table-cell/>
          <table:table-cell office:value-type="string" calcext:value-type="string">
            <text:p>PLIMMAX</text:p>
          </table:table-cell>
          <table:table-cell office:value-type="string" calcext:value-type="string">
            <text:p>273.049987792969:209.549993991852:0</text:p>
          </table:table-cell>
        </table:table-row>
        <table:table-row table:style-name="ro1">
          <table:table-cell/>
          <table:table-cell office:value-type="string" calcext:value-type="string">
            <text:p>UNITM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SRET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LINE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LT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EEDEP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MLSTYL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/>
          <table:table-cell office:value-type="string" calcext:value-type="string">
            <text:p>CMLJU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MLSCA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ROXYGRAPHI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SU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LWEIGH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ENDCA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STY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WDISPL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SUN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YPERLINKB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ESHE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E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PSNTY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TYLEM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NGERPRINTGUID</text:p>
          </table:table-cell>
          <table:table-cell office:value-type="string" calcext:value-type="string">
            <text:p>{54F9FFC9-F61E-4226-80D2-F6D114C9E5DE}</text:p>
          </table:table-cell>
        </table:table-row>
        <table:table-row table:style-name="ro1">
          <table:table-cell/>
          <table:table-cell office:value-type="string" calcext:value-type="string">
            <text:p>VERSIONGUID</text:p>
          </table:table-cell>
          <table:table-cell office:value-type="string" calcext:value-type="string">
            <text:p>{B40B7325-64D7-4639-9544-B3213E22E4AB}</text:p>
          </table:table-cell>
        </table:table-row>
        <table:table-row table:style-name="ro1">
          <table:table-cell/>
          <table:table-cell office:value-type="string" calcext:value-type="string">
            <text:p>EXTN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SVPSC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LESTARTU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37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Entities.A2:Entities.L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3:18:32.7521456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9:29:34.176144524</meta:creation-date>
    <dc:date>2020-05-26T22:54:04.112124811</dc:date>
    <meta:editing-duration>P1DT11H59M34S</meta:editing-duration>
    <meta:editing-cycles>79</meta:editing-cycles>
    <meta:generator>LibreOffice/6.0.7.3$Linux_X86_64 LibreOffice_project/00m0$Build-3</meta:generator>
    <meta:document-statistic meta:table-count="10" meta:cell-count="2291" meta:object-count="0"/>
  </office:meta>
</office:document-meta>
</file>